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89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8.911cm"/>
    </style:style>
    <style:style style:name="co4" style:family="table-column">
      <style:table-column-properties fo:break-before="auto" style:column-width="7.749cm"/>
    </style:style>
    <style:style style:name="co5" style:family="table-column">
      <style:table-column-properties fo:break-before="auto" style:column-width="6.77cm"/>
    </style:style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8.408cm"/>
    </style:style>
    <style:style style:name="co8" style:family="table-column">
      <style:table-column-properties fo:break-before="auto" style:column-width="6.69cm"/>
    </style:style>
    <style:style style:name="co9" style:family="table-column">
      <style:table-column-properties fo:break-before="auto" style:column-width="1.348cm"/>
    </style:style>
    <style:style style:name="co10" style:family="table-column">
      <style:table-column-properties fo:break-before="auto" style:column-width="5.831cm"/>
    </style:style>
    <style:style style:name="co11" style:family="table-column">
      <style:table-column-properties fo:break-before="auto" style:column-width="0.898cm"/>
    </style:style>
    <style:style style:name="co12" style:family="table-column">
      <style:table-column-properties fo:break-before="auto" style:column-width="0.713cm"/>
    </style:style>
    <style:style style:name="co13" style:family="table-column">
      <style:table-column-properties fo:break-before="auto" style:column-width="0.792cm"/>
    </style:style>
    <style:style style:name="co14" style:family="table-column">
      <style:table-column-properties fo:break-before="auto" style:column-width="0.607cm"/>
    </style:style>
    <style:style style:name="co15" style:family="table-column">
      <style:table-column-properties fo:break-before="auto" style:column-width="0.739cm"/>
    </style:style>
    <style:style style:name="co16" style:family="table-column">
      <style:table-column-properties fo:break-before="auto" style:column-width="0.554cm"/>
    </style:style>
    <style:style style:name="co17" style:family="table-column">
      <style:table-column-properties fo:break-before="auto" style:column-width="0.766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3.57cm"/>
    </style:style>
    <style:style style:name="co20" style:family="table-column">
      <style:table-column-properties fo:break-before="auto" style:column-width="11.319cm"/>
    </style:style>
    <style:style style:name="co21" style:family="table-column">
      <style:table-column-properties fo:break-before="auto" style:column-width="4.6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c5000b" style:font-name="Arial"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fo:color="#0000ff" style:font-name="Arial" fo:font-size="10pt" style:font-size-asian="10pt" style:font-size-complex="10pt"/>
    </style:style>
    <style:style style:name="ce6" style:family="table-cell" style:parent-style-name="Default">
      <style:table-cell-properties fo:wrap-option="wrap"/>
      <style:text-properties fo:color="#008000" style:font-name="Arial" fo:font-size="10pt" style:font-size-asian="10pt" style:font-size-complex="10pt"/>
    </style:style>
    <style:style style:name="ce7" style:family="table-cell" style:parent-style-name="Default">
      <style:table-cell-properties fo:background-color="#ffff00" fo:wrap-option="wrap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ackground-color="#00ffff" fo:wrap-option="wrap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950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2" style:family="table-cell" style:parent-style-name="Default">
      <style:table-cell-properties fo:background-color="#ff950e" fo:wrap-option="no-wrap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fo:background-color="transparent"/>
      <style:text-properties fo:color="#ff0000"/>
    </style:style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6" style:family="table-cell" style:parent-style-name="Default">
      <style:text-properties fo:color="#ff0000"/>
    </style:style>
    <style:style style:name="ce17" style:family="table-cell" style:parent-style-name="Default">
      <style:table-cell-properties fo:background-color="#00ffff"/>
    </style:style>
    <style:style style:name="ce18" style:family="table-cell" style:parent-style-name="Default">
      <style:table-cell-properties fo:background-color="#00ffff"/>
      <style:text-properties style:use-window-font-color="true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0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8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008000"/>
    </style:style>
    <style:style style:name="ce24" style:family="table-cell" style:parent-style-name="Default">
      <style:text-properties fo:color="#008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transparent"/>
      <style:text-properties fo:color="#0000ff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ext-properties fo:color="#00ffff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ext-properties fo:color="#00ffff"/>
    </style:style>
    <style:style style:name="ce28" style:family="table-cell" style:parent-style-name="Default">
      <style:text-properties fo:color="#0000ff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ackground-color="transparent"/>
      <style:text-properties fo:color="#00ffff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ext-properties fo:color="#3f5fb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table table:name="Op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row table:style-name="ro1">
          <table:table-cell table:number-columns-repeated="28"/>
        </table:table-row>
        <table:table-row table:style-name="ro1">
          <table:table-cell/>
          <table:table-cell table:style-name="ce3" office:value-type="string">
            <text:p>Colors meanings:</text:p>
          </table:table-cell>
          <table:table-cell table:style-name="ce3"/>
          <table:table-cell table:number-columns-repeated="25"/>
        </table:table-row>
        <table:table-row table:style-name="ro1">
          <table:table-cell/>
          <table:table-cell table:style-name="ce3" office:value-type="string">
            <text:p>Operation</text:p>
          </table:table-cell>
          <table:table-cell table:style-name="ce10" office:value-type="string">
            <text:p>An operation has not been implemented yet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Operation</text:p>
          </table:table-cell>
          <table:table-cell table:style-name="ce10" office:value-type="string">
            <text:p>Only interfaces are implemented (so not implemented yet)</text:p>
          </table:table-cell>
          <table:table-cell table:number-columns-repeated="25"/>
        </table:table-row>
        <table:table-row table:style-name="ro1">
          <table:table-cell/>
          <table:table-cell table:style-name="ce5" office:value-type="string">
            <text:p>Operation</text:p>
          </table:table-cell>
          <table:table-cell table:style-name="ce10" office:value-type="string">
            <text:p>Partly implemented (for CAP V2 only)</text:p>
          </table:table-cell>
          <table:table-cell table:number-columns-repeated="25"/>
        </table:table-row>
        <table:table-row table:style-name="ro1">
          <table:table-cell/>
          <table:table-cell table:style-name="ce6" office:value-type="string">
            <text:p>Operation</text:p>
          </table:table-cell>
          <table:table-cell table:style-name="ce10" office:value-type="string">
            <text:p>Fully implemented</text:p>
          </table:table-cell>
          <table:table-cell table:number-columns-repeated="25"/>
        </table:table-row>
        <table:table-row table:style-name="ro1">
          <table:table-cell/>
          <table:table-cell table:style-name="ce7" office:value-type="string">
            <text:p>Operation</text:p>
          </table:table-cell>
          <table:table-cell table:style-name="ce10" office:value-type="string">
            <text:p>An operation is being implemented now</text:p>
          </table:table-cell>
          <table:table-cell table:number-columns-repeated="25"/>
        </table:table-row>
        <table:table-row table:style-name="ro1">
          <table:table-cell/>
          <table:table-cell table:style-name="ce8"/>
          <table:table-cell table:style-name="ce10" office:value-type="string">
            <text:p>Operation codes only for INAP (not for CAP)</text:p>
          </table:table-cell>
          <table:table-cell table:number-columns-repeated="25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/>
          <table:table-cell office:value-type="string">
            <text:p>CS1 Package (ASE) name</text:p>
          </table:table-cell>
          <table:table-cell office:value-type="string">
            <text:p>CS2 Package name</text:p>
          </table:table-cell>
          <table:table-cell office:value-type="string">
            <text:p>Operation 1</text:p>
          </table:table-cell>
          <table:table-cell office:value-type="string">
            <text:p>opCode</text:p>
          </table:table-cell>
          <table:table-cell office:value-type="string">
            <text:p>Operation 2</text:p>
          </table:table-cell>
          <table:table-cell office:value-type="string">
            <text:p>opCode</text:p>
          </table:table-cell>
          <table:table-cell office:value-type="string">
            <text:p>Operation 3</text:p>
          </table:table-cell>
          <table:table-cell office:value-type="string">
            <text:p>opCode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2">
          <table:table-cell/>
          <table:table-cell table:style-name="ce9" office:value-type="string">
            <text:p>CS1</text:p>
          </table:table-cell>
          <table:table-cell table:style-name="ce11" office:value-type="string">
            <text:p>Core-INAP-CS1-SSP-to-SCP-AC</text:p>
          </table:table-cell>
          <table:table-cell office:value-type="string">
            <text:p>ACN = 0.4.0.1.1.1.0.0</text:p>
          </table:table-cell>
          <table:table-cell office:value-type="string">
            <text:p>inCs2SsfToScfGeneric</text:p>
          </table:table-cell>
          <table:table-cell/>
          <table:table-cell table:style-name="ce19" office:value-type="string">
            <text:p>dialogue initiated by SSF with InitialDP Operation</text:p>
          </table:table-cell>
          <table:table-cell table:style-name="ce19"/>
          <table:table-cell table:number-columns-repeated="20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cs2-ssf-scfGenericAC</text:p>
          </table:table-cell>
          <table:table-cell office:value-type="string">
            <text:p>ACN = 0.4.0.1.1.20.3.4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1</text:p>
          </table:table-cell>
          <table:table-cell office:value-type="string">
            <text:p>SCF-Activation-ASE</text:p>
          </table:table-cell>
          <table:table-cell office:value-type="string">
            <text:p>scfActivationPackage</text:p>
          </table:table-cell>
          <table:table-cell table:style-name="ce14" office:value-type="string">
            <text:p>InitialDP</text:p>
          </table:table-cell>
          <table:table-cell table:style-name="ce16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Assist-connection-establishment-ASE</text:p>
          </table:table-cell>
          <table:table-cell office:value-type="string">
            <text:p>assistConnectionEstablishmentPackage</text:p>
          </table:table-cell>
          <table:table-cell table:style-name="ce15" office:value-type="string">
            <text:p>establishTemporaryConnection</text:p>
          </table:table-cell>
          <table:table-cell office:value-type="float" office:value="17">
            <text:p>17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Generic-disconnect-resource-ASE</text:p>
          </table:table-cell>
          <table:table-cell office:value-type="string">
            <text:p>genericDisconnectResourcePackage</text:p>
          </table:table-cell>
          <table:table-cell table:style-name="ce15" office:value-type="string">
            <text:p>disconnectForwardConnection</text:p>
          </table:table-cell>
          <table:table-cell office:value-type="float" office:value="18">
            <text:p>18</text:p>
          </table:table-cell>
          <table:table-cell table:style-name="ce15" office:value-type="string">
            <text:p>disconnectForwardConnectionWithArgument</text:p>
          </table:table-cell>
          <table:table-cell office:value-type="float" office:value="86">
            <text:p>86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office:value-type="string">
            <text:p>Non-assisted-connection-establishment-ASE</text:p>
          </table:table-cell>
          <table:table-cell office:value-type="string">
            <text:p>nonAssistedConnectionEstablishmentPackage</text:p>
          </table:table-cell>
          <table:table-cell table:style-name="ce2" office:value-type="string">
            <text:p>connectToResource</text:p>
          </table:table-cell>
          <table:table-cell office:value-type="float" office:value="19">
            <text:p>19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Connect-ASE</text:p>
          </table:table-cell>
          <table:table-cell office:value-type="string">
            <text:p>connectPackage</text:p>
          </table:table-cell>
          <table:table-cell table:style-name="ce14" office:value-type="string">
            <text:p>connect</text:p>
          </table:table-cell>
          <table:table-cell table:style-name="ce16" office:value-type="float" office:value="20">
            <text:p>20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Call-handling-ASE</text:p>
          </table:table-cell>
          <table:table-cell office:value-type="string">
            <text:p>callHandlingPackage</text:p>
          </table:table-cell>
          <table:table-cell table:style-name="ce2" office:value-type="string">
            <text:p>releaseCall</text:p>
          </table:table-cell>
          <table:table-cell table:style-name="ce16" office:value-type="float" office:value="22">
            <text:p>22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BCSM-event-handling-ASE</text:p>
          </table:table-cell>
          <table:table-cell office:value-type="string">
            <text:p>bcsmEventHandlingPackage</text:p>
          </table:table-cell>
          <table:table-cell table:style-name="ce2" office:value-type="string">
            <text:p>requestReportBCSMEvent</text:p>
          </table:table-cell>
          <table:table-cell table:style-name="ce16" office:value-type="float" office:value="23">
            <text:p>23</text:p>
          </table:table-cell>
          <table:table-cell table:style-name="ce2" office:value-type="string">
            <text:p>eventReportBCSM</text:p>
          </table:table-cell>
          <table:table-cell table:style-name="ce16" office:value-type="float" office:value="24">
            <text:p>24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office:value-type="string">
            <text:p>Charging-event-handling-ASE</text:p>
          </table:table-cell>
          <table:table-cell office:value-type="string">
            <text:p>chargingEventHandlingPackage</text:p>
          </table:table-cell>
          <table:table-cell office:value-type="string">
            <text:p>requestNotificationChargingEvent</text:p>
          </table:table-cell>
          <table:table-cell table:style-name="ce17" office:value-type="float" office:value="25">
            <text:p>25</text:p>
          </table:table-cell>
          <table:table-cell office:value-type="string">
            <text:p>eventNotificationCharging</text:p>
          </table:table-cell>
          <table:table-cell table:style-name="ce17" office:value-type="float" office:value="26">
            <text:p>26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office:value-type="string">
            <text:p>SSF-call-processing-ASE</text:p>
          </table:table-cell>
          <table:table-cell office:value-type="string">
            <text:p>ssfCallProcessingPackage</text:p>
          </table:table-cell>
          <table:table-cell table:style-name="ce2" office:value-type="string">
            <text:p>collectInformation</text:p>
          </table:table-cell>
          <table:table-cell office:value-type="float" office:value="27">
            <text:p>27</text:p>
          </table:table-cell>
          <table:table-cell table:style-name="ce2" office:value-type="string">
            <text:p>continue</text:p>
          </table:table-cell>
          <table:table-cell table:style-name="ce16" office:value-type="float" office:value="31">
            <text:p>31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office:value-type="string">
            <text:p>Timer-ASE</text:p>
          </table:table-cell>
          <table:table-cell office:value-type="string">
            <text:p>timerPackage</text:p>
          </table:table-cell>
          <table:table-cell table:style-name="ce2" office:value-type="string">
            <text:p>resetTimer</text:p>
          </table:table-cell>
          <table:table-cell office:value-type="float" office:value="33">
            <text:p>33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Billing-ASE</text:p>
          </table:table-cell>
          <table:table-cell office:value-type="string">
            <text:p>billingPackage</text:p>
          </table:table-cell>
          <table:table-cell table:style-name="ce2" office:value-type="string">
            <text:p>furnishChargingInformation</text:p>
          </table:table-cell>
          <table:table-cell office:value-type="float" office:value="34">
            <text:p>34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Charging-ASE</text:p>
          </table:table-cell>
          <table:table-cell office:value-type="string">
            <text:p>chargingPackage</text:p>
          </table:table-cell>
          <table:table-cell table:style-name="ce2" office:value-type="string">
            <text:p>applyCharging</text:p>
          </table:table-cell>
          <table:table-cell office:value-type="float" office:value="35">
            <text:p>35</text:p>
          </table:table-cell>
          <table:table-cell table:style-name="ce2" office:value-type="string">
            <text:p>applyChargingReport</text:p>
          </table:table-cell>
          <table:table-cell office:value-type="float" office:value="36">
            <text:p>36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office:value-type="string">
            <text:p>Traffic-management-ASE</text:p>
          </table:table-cell>
          <table:table-cell office:value-type="string">
            <text:p>trafficManagementPackage</text:p>
          </table:table-cell>
          <table:table-cell table:style-name="ce2" office:value-type="string">
            <text:p>callGap</text:p>
          </table:table-cell>
          <table:table-cell office:value-type="float" office:value="41">
            <text:p>41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Call-report-ASE</text:p>
          </table:table-cell>
          <table:table-cell office:value-type="string">
            <text:p>callReportPackage</text:p>
          </table:table-cell>
          <table:table-cell table:style-name="ce2" office:value-type="string">
            <text:p>callInformationRequest</text:p>
          </table:table-cell>
          <table:table-cell office:value-type="float" office:value="45">
            <text:p>45</text:p>
          </table:table-cell>
          <table:table-cell table:style-name="ce2" office:value-type="string">
            <text:p>callInformationReport</text:p>
          </table:table-cell>
          <table:table-cell office:value-type="float" office:value="44">
            <text:p>44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office:value-type="string">
            <text:p>Signalling-control-ASE</text:p>
          </table:table-cell>
          <table:table-cell office:value-type="string">
            <text:p>signallingControlPackage</text:p>
          </table:table-cell>
          <table:table-cell table:style-name="ce2" office:value-type="string">
            <text:p>sendChargingInformation</text:p>
          </table:table-cell>
          <table:table-cell office:value-type="float" office:value="46">
            <text:p>46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Specialized-resource-control-ASE</text:p>
          </table:table-cell>
          <table:table-cell office:value-type="string">
            <text:p>specializedResourceControlPackage</text:p>
          </table:table-cell>
          <table:table-cell table:style-name="ce2" office:value-type="string">
            <text:p>playAnnouncement</text:p>
          </table:table-cell>
          <table:table-cell office:value-type="float" office:value="47">
            <text:p>47</text:p>
          </table:table-cell>
          <table:table-cell table:style-name="ce2"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table:style-name="ce2"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office:value-type="string">
            <text:p>Cancel-ASE</text:p>
          </table:table-cell>
          <table:table-cell office:value-type="string">
            <text:p>cancelPackage</text:p>
          </table:table-cell>
          <table:table-cell table:style-name="ce2"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Activity-test-ASE</text:p>
          </table:table-cell>
          <table:table-cell office:value-type="string">
            <text:p>activityTestPackage</text:p>
          </table:table-cell>
          <table:table-cell table:style-name="ce2" office:value-type="string">
            <text:p>activityTest</text:p>
          </table:table-cell>
          <table:table-cell table:style-name="ce16" office:value-type="float" office:value="55">
            <text:p>55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From CS2</text:p>
          </table:table-cell>
          <table:table-cell table:style-name="ce10"/>
          <table:table-cell office:value-type="string">
            <text:p>cphResponsePackage</text:p>
          </table:table-cell>
          <table:table-cell table:style-name="ce2" office:value-type="string">
            <text:p>continueWithArgument</text:p>
          </table:table-cell>
          <table:table-cell office:value-type="float" office:value="88">
            <text:p>88</text:p>
          </table:table-cell>
          <table:table-cell table:style-name="ce2" office:value-type="string">
            <text:p>disconnectLeg</text:p>
          </table:table-cell>
          <table:table-cell office:value-type="float" office:value="90">
            <text:p>90</text:p>
          </table:table-cell>
          <table:table-cell office:value-type="string">
            <text:p>mergeCallSegments</text:p>
          </table:table-cell>
          <table:table-cell table:style-name="ce17" office:value-type="float" office:value="91">
            <text:p>91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/>
          <table:table-cell table:style-name="ce2" office:value-type="string">
            <text:p>moveCallSegments</text:p>
          </table:table-cell>
          <table:table-cell table:style-name="ce17" office:value-type="float" office:value="92">
            <text:p>92</text:p>
          </table:table-cell>
          <table:table-cell table:style-name="ce2" office:value-type="string">
            <text:p>moveLeg</text:p>
          </table:table-cell>
          <table:table-cell office:value-type="float" office:value="93">
            <text:p>93</text:p>
          </table:table-cell>
          <table:table-cell office:value-type="string">
            <text:p>createCallSegmentAssociation</text:p>
          </table:table-cell>
          <table:table-cell table:style-name="ce17" office:value-type="float" office:value="89">
            <text:p>89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/>
          <table:table-cell table:style-name="ce2" office:value-type="string">
            <text:p>splitLeg</text:p>
          </table:table-cell>
          <table:table-cell office:value-type="float" office:value="95">
            <text:p>95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exceptionInformPackage</text:p>
          </table:table-cell>
          <table:table-cell table:style-name="ce2" office:value-type="string">
            <text:p>entityReleased</text:p>
          </table:table-cell>
          <table:table-cell office:value-type="float" office:value="96">
            <text:p>96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office:value-type="string">
            <text:p>SCF-call-initiation-ASE</text:p>
          </table:table-cell>
          <table:table-cell office:value-type="string">
            <text:p>scfCallInitiationPackage</text:p>
          </table:table-cell>
          <table:table-cell table:style-name="ce2" office:value-type="string">
            <text:p>initiateCallAttempt</text:p>
          </table:table-cell>
          <table:table-cell office:value-type="float" office:value="32">
            <text:p>32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scriptControlPackage</text:p>
          </table:table-cell>
          <table:table-cell office:value-type="string">
            <text:p>scriptClose</text:p>
          </table:table-cell>
          <table:table-cell table:style-name="ce17" office:value-type="float" office:value="111">
            <text:p>111</text:p>
          </table:table-cell>
          <table:table-cell office:value-type="string">
            <text:p>scriptRun</text:p>
          </table:table-cell>
          <table:table-cell table:style-name="ce17" office:value-type="float" office:value="110">
            <text:p>110</text:p>
          </table:table-cell>
          <table:table-cell office:value-type="string">
            <text:p>scriptInformation</text:p>
          </table:table-cell>
          <table:table-cell table:style-name="ce17" office:value-type="float" office:value="108">
            <text:p>108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/>
          <table:table-cell office:value-type="string">
            <text:p>scriptEvent</text:p>
          </table:table-cell>
          <table:table-cell table:style-name="ce17" office:value-type="float" office:value="109">
            <text:p>109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messageControlPackage</text:p>
          </table:table-cell>
          <table:table-cell office:value-type="string">
            <text:p>promptAndReceiveMessage</text:p>
          </table:table-cell>
          <table:table-cell table:style-name="ce17" office:value-type="float" office:value="107">
            <text:p>107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office:value-type="string">
            <text:p>uSIHandlingPackage</text:p>
          </table:table-cell>
          <table:table-cell office:value-type="string">
            <text:p>requestReportUTSI</text:p>
          </table:table-cell>
          <table:table-cell table:style-name="ce17" office:value-type="float" office:value="98">
            <text:p>98</text:p>
          </table:table-cell>
          <table:table-cell office:value-type="string">
            <text:p>sendSTUI</text:p>
          </table:table-cell>
          <table:table-cell table:style-name="ce17" office:value-type="float" office:value="100">
            <text:p>100</text:p>
          </table:table-cell>
          <table:table-cell office:value-type="string">
            <text:p>reportUTSI</text:p>
          </table:table-cell>
          <table:table-cell table:style-name="ce17" office:value-type="float" office:value="101">
            <text:p>101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1</text:p>
          </table:table-cell>
          <table:table-cell table:style-name="ce12" office:value-type="string">
            <text:p>Core-INAP-CS1-assist-handoff-SSP-to-SCP-AC</text:p>
          </table:table-cell>
          <table:table-cell office:value-type="string">
            <text:p>ACN = 0.4.0.1.1.1.1.0</text:p>
          </table:table-cell>
          <table:table-cell office:value-type="string">
            <text:p>inCs2AssistHandoffssfToScf</text:p>
          </table:table-cell>
          <table:table-cell/>
          <table:table-cell office:value-type="string">
            <text:p>dialogue initiated by SSF with AssistRequestInstructions</text:p>
          </table:table-cell>
          <table:table-cell table:number-columns-repeated="21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cs2-ssf-scfAssistHandoffAC</text:p>
          </table:table-cell>
          <table:table-cell office:value-type="string">
            <text:p>ACN = 0.4.0.1.1.20.3.6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1</text:p>
          </table:table-cell>
          <table:table-cell office:value-type="string">
            <text:p>SCF-SRF-activation-of-assist-ASE</text:p>
          </table:table-cell>
          <table:table-cell table:style-name="ce2" office:value-type="string">
            <text:p>srf-scfActivationOfAssistPackage</text:p>
          </table:table-cell>
          <table:table-cell office:value-type="string">
            <text:p>assistRequestInstructions</text:p>
          </table:table-cell>
          <table:table-cell office:value-type="float" office:value="16">
            <text:p>16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Generic-disconnect-resource-ASE</text:p>
          </table:table-cell>
          <table:table-cell table:style-name="ce2" office:value-type="string">
            <text:p>genericDisconnectResourcePackage</text:p>
          </table:table-cell>
          <table:table-cell office:value-type="string">
            <text:p>disconnectForwardConnection</text:p>
          </table:table-cell>
          <table:table-cell office:value-type="float" office:value="18">
            <text:p>18</text:p>
          </table:table-cell>
          <table:table-cell office:value-type="string">
            <text:p>disconnectForwardConnectionWithArgument</text:p>
          </table:table-cell>
          <table:table-cell office:value-type="float" office:value="86">
            <text:p>86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>
            <text:p>Non-assisted-connection-establishment-ASE</text:p>
          </table:table-cell>
          <table:table-cell table:style-name="ce2" office:value-type="string">
            <text:p>nonAssistedConnectionEstablishmentPackage</text:p>
          </table:table-cell>
          <table:table-cell office:value-type="string">
            <text:p>connectToResource</text:p>
          </table:table-cell>
          <table:table-cell office:value-type="float" office:value="19">
            <text:p>19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Call-handling-ASE</text:p>
          </table:table-cell>
          <table:table-cell table:style-name="ce2" office:value-type="string">
            <text:p>callHandlingPackage</text:p>
          </table:table-cell>
          <table:table-cell office:value-type="string">
            <text:p>releaseCall</text:p>
          </table:table-cell>
          <table:table-cell office:value-type="float" office:value="22">
            <text:p>22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Timer-ASE</text:p>
          </table:table-cell>
          <table:table-cell table:style-name="ce2" office:value-type="string">
            <text:p>timerPackage</text:p>
          </table:table-cell>
          <table:table-cell office:value-type="string">
            <text:p>resetTimer</text:p>
          </table:table-cell>
          <table:table-cell office:value-type="float" office:value="33">
            <text:p>33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Billing-ASE</text:p>
          </table:table-cell>
          <table:table-cell table:style-name="ce2" office:value-type="string">
            <text:p>billingPackage</text:p>
          </table:table-cell>
          <table:table-cell office:value-type="string">
            <text:p>furnishChargingInformation</text:p>
          </table:table-cell>
          <table:table-cell office:value-type="float" office:value="34">
            <text:p>34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Charging-ASE</text:p>
          </table:table-cell>
          <table:table-cell table:style-name="ce2" office:value-type="string">
            <text:p>chargingPackage</text:p>
          </table:table-cell>
          <table:table-cell office:value-type="string">
            <text:p>applyCharging</text:p>
          </table:table-cell>
          <table:table-cell office:value-type="float" office:value="36">
            <text:p>36</text:p>
          </table:table-cell>
          <table:table-cell office:value-type="string">
            <text:p>applyChargingReport</text:p>
          </table:table-cell>
          <table:table-cell office:value-type="float" office:value="36">
            <text:p>36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>
            <text:p>Specialized-resource-control-ASE</text:p>
          </table:table-cell>
          <table:table-cell table:style-name="ce2" office:value-type="string">
            <text:p>specializedResourceControlPackage</text:p>
          </table:table-cell>
          <table:table-cell office:value-type="string">
            <text:p>playAnnouncement</text:p>
          </table:table-cell>
          <table:table-cell office:value-type="float" office:value="47">
            <text:p>47</text:p>
          </table:table-cell>
          <table:table-cell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office:value-type="string">
            <text:p>Cancel-ASE</text:p>
          </table:table-cell>
          <table:table-cell table:style-name="ce2" office:value-type="string">
            <text:p>cancelPackage</text:p>
          </table:table-cell>
          <table:table-cell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Activity-test-ASE</text:p>
          </table:table-cell>
          <table:table-cell table:style-name="ce2" office:value-type="string">
            <text:p>activityTestPackage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 table:style-name="ce10"/>
          <table:table-cell office:value-type="string">
            <text:p>scriptControlPackage</text:p>
          </table:table-cell>
          <table:table-cell office:value-type="string">
            <text:p>scriptClose</text:p>
          </table:table-cell>
          <table:table-cell table:style-name="ce18" office:value-type="float" office:value="111">
            <text:p>111</text:p>
          </table:table-cell>
          <table:table-cell office:value-type="string">
            <text:p>scriptRun</text:p>
          </table:table-cell>
          <table:table-cell table:style-name="ce18" office:value-type="float" office:value="110">
            <text:p>110</text:p>
          </table:table-cell>
          <table:table-cell office:value-type="string">
            <text:p>scriptInformation</text:p>
          </table:table-cell>
          <table:table-cell table:style-name="ce18" office:value-type="float" office:value="108">
            <text:p>108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/>
          <table:table-cell office:value-type="string">
            <text:p>scriptEvent</text:p>
          </table:table-cell>
          <table:table-cell table:style-name="ce18" office:value-type="float" office:value="109">
            <text:p>109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messageControlPackage</text:p>
          </table:table-cell>
          <table:table-cell office:value-type="string">
            <text:p>promptAndReceiveMessage</text:p>
          </table:table-cell>
          <table:table-cell table:style-name="ce18" office:value-type="float" office:value="107">
            <text:p>107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1</text:p>
          </table:table-cell>
          <table:table-cell table:style-name="ce12" office:value-type="string">
            <text:p>Core-INAP-CS1-IP-to-SCP-AC</text:p>
          </table:table-cell>
          <table:table-cell office:value-type="string">
            <text:p>ACN = 0.4.0.1.1.1.2.0</text:p>
          </table:table-cell>
          <table:table-cell table:number-columns-repeated="2"/>
          <table:table-cell office:value-type="string">
            <text:p>dialogue initiated by IP with AssistRequestInstructions</text:p>
          </table:table-cell>
          <table:table-cell table:number-columns-repeated="21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1</text:p>
          </table:table-cell>
          <table:table-cell office:value-type="string">
            <text:p>SCF-SRF-activation-of-assist-ASE</text:p>
          </table:table-cell>
          <table:table-cell table:style-name="ce2" office:value-type="string">
            <text:p>srf-scfActivationOfAssistPackage</text:p>
          </table:table-cell>
          <table:table-cell office:value-type="string">
            <text:p>assistRequestInstructions</text:p>
          </table:table-cell>
          <table:table-cell office:value-type="float" office:value="16">
            <text:p>16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Timer-ASE</text:p>
          </table:table-cell>
          <table:table-cell table:style-name="ce2" office:value-type="string">
            <text:p>timerPackage</text:p>
          </table:table-cell>
          <table:table-cell office:value-type="string">
            <text:p>resetTimer</text:p>
          </table:table-cell>
          <table:table-cell office:value-type="float" office:value="33">
            <text:p>33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Specialized-resource-control-ASE</text:p>
          </table:table-cell>
          <table:table-cell table:style-name="ce2" office:value-type="string">
            <text:p>specializedResourceControlPackage</text:p>
          </table:table-cell>
          <table:table-cell office:value-type="string">
            <text:p>playAnnouncement</text:p>
          </table:table-cell>
          <table:table-cell office:value-type="float" office:value="47">
            <text:p>47</text:p>
          </table:table-cell>
          <table:table-cell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office:value-type="string">
            <text:p>Cancel-ASE</text:p>
          </table:table-cell>
          <table:table-cell table:style-name="ce2" office:value-type="string">
            <text:p>cancelPackage</text:p>
          </table:table-cell>
          <table:table-cell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Activity-test-ASE</text:p>
          </table:table-cell>
          <table:table-cell table:style-name="ce2" office:value-type="string">
            <text:p>activityTestPackage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1</text:p>
          </table:table-cell>
          <table:table-cell table:style-name="ce12" office:value-type="string">
            <text:p>Core-INAP-CS1-SCP-to-SSP-AC</text:p>
          </table:table-cell>
          <table:table-cell office:value-type="string">
            <text:p>ACN = 0.4.0.1.1.1.3.0</text:p>
          </table:table-cell>
          <table:table-cell table:style-name="ce2" office:value-type="string">
            <text:p>inCs2ScfToSsfGeneric</text:p>
          </table:table-cell>
          <table:table-cell table:style-name="ce2"/>
          <table:table-cell office:value-type="string">
            <text:p>dialogue initiated by SCF with InitiateCallAttempt or CreateCallSegmentAssociation, Generic Case</text:p>
          </table:table-cell>
          <table:table-cell table:number-columns-repeated="21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cs2-scf-ssfGenericAC</text:p>
          </table:table-cell>
          <table:table-cell table:style-name="ce2" office:value-type="string">
            <text:p>ACN = 0.4.0.1.1.20.3.8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1</text:p>
          </table:table-cell>
          <table:table-cell office:value-type="string">
            <text:p>Assist-connection-establishment-ASE</text:p>
          </table:table-cell>
          <table:table-cell table:style-name="ce2" office:value-type="string">
            <text:p>assistConnectionEstablishmentPackage</text:p>
          </table:table-cell>
          <table:table-cell office:value-type="string">
            <text:p>establishTemporaryConnection</text:p>
          </table:table-cell>
          <table:table-cell office:value-type="float" office:value="17">
            <text:p>17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Generic-disconnect-resource-ASE</text:p>
          </table:table-cell>
          <table:table-cell table:style-name="ce2" office:value-type="string">
            <text:p>genericDisconnectResourcePackage</text:p>
          </table:table-cell>
          <table:table-cell office:value-type="string">
            <text:p>disconnectForwardConnection</text:p>
          </table:table-cell>
          <table:table-cell office:value-type="float" office:value="18">
            <text:p>18</text:p>
          </table:table-cell>
          <table:table-cell office:value-type="string">
            <text:p>disconnectForwardConnectionWithArgument</text:p>
          </table:table-cell>
          <table:table-cell office:value-type="float" office:value="86">
            <text:p>86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>
            <text:p>Non-assisted-connection-establishment-ASE</text:p>
          </table:table-cell>
          <table:table-cell table:style-name="ce2" office:value-type="string">
            <text:p>nonAssistedConnectionEstablishmentPackage</text:p>
          </table:table-cell>
          <table:table-cell office:value-type="string">
            <text:p>connectToResource</text:p>
          </table:table-cell>
          <table:table-cell office:value-type="float" office:value="19">
            <text:p>19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Connect-ASE</text:p>
          </table:table-cell>
          <table:table-cell table:style-name="ce2" office:value-type="string">
            <text:p>connectPackage</text:p>
          </table:table-cell>
          <table:table-cell office:value-type="string">
            <text:p>connect</text:p>
          </table:table-cell>
          <table:table-cell office:value-type="float" office:value="20">
            <text:p>20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Call-handling-ASE</text:p>
          </table:table-cell>
          <table:table-cell table:style-name="ce2" office:value-type="string">
            <text:p>callHandlingPackage</text:p>
          </table:table-cell>
          <table:table-cell office:value-type="string">
            <text:p>releaseCall</text:p>
          </table:table-cell>
          <table:table-cell office:value-type="float" office:value="22">
            <text:p>22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BCSM-event-handling-ASE</text:p>
          </table:table-cell>
          <table:table-cell table:style-name="ce2" office:value-type="string">
            <text:p>bcsmEventHandlingPackage</text:p>
          </table:table-cell>
          <table:table-cell office:value-type="string">
            <text:p>requestReportBCSMEvent</text:p>
          </table:table-cell>
          <table:table-cell office:value-type="float" office:value="23">
            <text:p>23</text:p>
          </table:table-cell>
          <table:table-cell office:value-type="string">
            <text:p>eventReportBCSM</text:p>
          </table:table-cell>
          <table:table-cell office:value-type="float" office:value="24">
            <text:p>24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>
            <text:p>Charging-event-handling-ASE</text:p>
          </table:table-cell>
          <table:table-cell table:style-name="ce2" office:value-type="string">
            <text:p>chargingEventHandlingPackage</text:p>
          </table:table-cell>
          <table:table-cell office:value-type="string">
            <text:p>requestNotificationChargingEvent</text:p>
          </table:table-cell>
          <table:table-cell table:style-name="ce17" office:value-type="float" office:value="25">
            <text:p>25</text:p>
          </table:table-cell>
          <table:table-cell office:value-type="string">
            <text:p>eventNotificationCharging</text:p>
          </table:table-cell>
          <table:table-cell table:style-name="ce17" office:value-type="float" office:value="26">
            <text:p>26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>
            <text:p>SSF-call-processing-ASE</text:p>
          </table:table-cell>
          <table:table-cell table:style-name="ce2" office:value-type="string">
            <text:p>ssfCallProcessingPackage (only CS1)</text:p>
          </table:table-cell>
          <table:table-cell office:value-type="string">
            <text:p>collectInformation</text:p>
          </table:table-cell>
          <table:table-cell office:value-type="float" office:value="27">
            <text:p>27</text:p>
          </table:table-cell>
          <table:table-cell office:value-type="string">
            <text:p>continue</text:p>
          </table:table-cell>
          <table:table-cell office:value-type="float" office:value="31">
            <text:p>31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>
            <text:p>SCF-call-initiation-ASE</text:p>
          </table:table-cell>
          <table:table-cell table:style-name="ce2" office:value-type="string">
            <text:p>scfCallInitiationPackage</text:p>
          </table:table-cell>
          <table:table-cell office:value-type="string">
            <text:p>initiateCallAttempt</text:p>
          </table:table-cell>
          <table:table-cell office:value-type="float" office:value="32">
            <text:p>32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Timer-ASE</text:p>
          </table:table-cell>
          <table:table-cell table:style-name="ce2" office:value-type="string">
            <text:p>timerPackage</text:p>
          </table:table-cell>
          <table:table-cell office:value-type="string">
            <text:p>resetTimer</text:p>
          </table:table-cell>
          <table:table-cell office:value-type="float" office:value="33">
            <text:p>33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Billing-ASE</text:p>
          </table:table-cell>
          <table:table-cell table:style-name="ce2" office:value-type="string">
            <text:p>billingPackage</text:p>
          </table:table-cell>
          <table:table-cell office:value-type="string">
            <text:p>furnishChargingInformation</text:p>
          </table:table-cell>
          <table:table-cell office:value-type="float" office:value="34">
            <text:p>34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Charging-ASE</text:p>
          </table:table-cell>
          <table:table-cell table:style-name="ce2" office:value-type="string">
            <text:p>chargingPackage</text:p>
          </table:table-cell>
          <table:table-cell office:value-type="string">
            <text:p>applyCharging</text:p>
          </table:table-cell>
          <table:table-cell office:value-type="float" office:value="35">
            <text:p>35</text:p>
          </table:table-cell>
          <table:table-cell office:value-type="string">
            <text:p>applyChargingReport</text:p>
          </table:table-cell>
          <table:table-cell office:value-type="float" office:value="36">
            <text:p>36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>
            <text:p>Call-report-ASE</text:p>
          </table:table-cell>
          <table:table-cell table:style-name="ce2" office:value-type="string">
            <text:p>callReportPackage</text:p>
          </table:table-cell>
          <table:table-cell office:value-type="string">
            <text:p>callInformationRequest</text:p>
          </table:table-cell>
          <table:table-cell office:value-type="float" office:value="45">
            <text:p>45</text:p>
          </table:table-cell>
          <table:table-cell office:value-type="string">
            <text:p>callInformationReport</text:p>
          </table:table-cell>
          <table:table-cell office:value-type="float" office:value="44">
            <text:p>44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>
            <text:p>Signalling-control-ASE</text:p>
          </table:table-cell>
          <table:table-cell table:style-name="ce2" office:value-type="string">
            <text:p>signallingControlPackage</text:p>
          </table:table-cell>
          <table:table-cell office:value-type="string">
            <text:p>sendChargingInformation</text:p>
          </table:table-cell>
          <table:table-cell office:value-type="float" office:value="46">
            <text:p>46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Specialized-resource-control-ASE</text:p>
          </table:table-cell>
          <table:table-cell table:style-name="ce2" office:value-type="string">
            <text:p>specializedResourceControlPackage</text:p>
          </table:table-cell>
          <table:table-cell office:value-type="string">
            <text:p>playAnnouncement</text:p>
          </table:table-cell>
          <table:table-cell office:value-type="float" office:value="47">
            <text:p>47</text:p>
          </table:table-cell>
          <table:table-cell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office:value-type="string">
            <text:p>Cancel-ASE</text:p>
          </table:table-cell>
          <table:table-cell table:style-name="ce2" office:value-type="string">
            <text:p>cancelPackage</text:p>
          </table:table-cell>
          <table:table-cell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Activity-test-ASE</text:p>
          </table:table-cell>
          <table:table-cell table:style-name="ce2" office:value-type="string">
            <text:p>activityTestPackage (only CS1)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style-name="ce2"/>
          <table:table-cell table:number-columns-repeated="24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 table:style-name="ce10"/>
          <table:table-cell office:value-type="string">
            <text:p>cphResponsePackage</text:p>
          </table:table-cell>
          <table:table-cell office:value-type="string">
            <text:p>continueWithArgument</text:p>
          </table:table-cell>
          <table:table-cell office:value-type="float" office:value="88">
            <text:p>88</text:p>
          </table:table-cell>
          <table:table-cell office:value-type="string">
            <text:p>disconnectLeg</text:p>
          </table:table-cell>
          <table:table-cell office:value-type="float" office:value="90">
            <text:p>90</text:p>
          </table:table-cell>
          <table:table-cell office:value-type="string">
            <text:p>mergeCallSegments</text:p>
          </table:table-cell>
          <table:table-cell table:style-name="ce17" office:value-type="float" office:value="91">
            <text:p>91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/>
          <table:table-cell office:value-type="string">
            <text:p>moveCallSegments</text:p>
          </table:table-cell>
          <table:table-cell table:style-name="ce17" office:value-type="float" office:value="92">
            <text:p>92</text:p>
          </table:table-cell>
          <table:table-cell office:value-type="string">
            <text:p>moveLeg</text:p>
          </table:table-cell>
          <table:table-cell office:value-type="float" office:value="93">
            <text:p>93</text:p>
          </table:table-cell>
          <table:table-cell office:value-type="string">
            <text:p>createCallSegmentAssociation</text:p>
          </table:table-cell>
          <table:table-cell table:style-name="ce17" office:value-type="float" office:value="89">
            <text:p>89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/>
          <table:table-cell office:value-type="string">
            <text:p>splitLeg</text:p>
          </table:table-cell>
          <table:table-cell office:value-type="float" office:value="95">
            <text:p>95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table:style-name="ce10"/>
          <table:table-cell table:style-name="ce2" office:value-type="string">
            <text:p>exceptionInformPackage</text:p>
          </table:table-cell>
          <table:table-cell office:value-type="string">
            <text:p>entityReleased</text:p>
          </table:table-cell>
          <table:table-cell office:value-type="float" office:value="96">
            <text:p>96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/>
          <table:table-cell table:style-name="ce2" office:value-type="string">
            <text:p>scriptControlPackage</text:p>
          </table:table-cell>
          <table:table-cell office:value-type="string">
            <text:p>scriptClose</text:p>
          </table:table-cell>
          <table:table-cell table:style-name="ce17" office:value-type="float" office:value="111">
            <text:p>111</text:p>
          </table:table-cell>
          <table:table-cell office:value-type="string">
            <text:p>scriptRun</text:p>
          </table:table-cell>
          <table:table-cell table:style-name="ce17" office:value-type="float" office:value="110">
            <text:p>110</text:p>
          </table:table-cell>
          <table:table-cell office:value-type="string">
            <text:p>scriptInformation</text:p>
          </table:table-cell>
          <table:table-cell table:style-name="ce17" office:value-type="float" office:value="108">
            <text:p>108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 table:style-name="ce2"/>
          <table:table-cell office:value-type="string">
            <text:p>scriptEvent</text:p>
          </table:table-cell>
          <table:table-cell table:style-name="ce17" office:value-type="float" office:value="109">
            <text:p>109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table:style-name="ce10"/>
          <table:table-cell table:style-name="ce2" office:value-type="string">
            <text:p>messageControlPackage</text:p>
          </table:table-cell>
          <table:table-cell office:value-type="string">
            <text:p>promptAndReceiveMessage</text:p>
          </table:table-cell>
          <table:table-cell table:style-name="ce17" office:value-type="float" office:value="107">
            <text:p>107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SSF-call-processing-ASE</text:p>
          </table:table-cell>
          <table:table-cell table:style-name="ce2" office:value-type="string">
            <text:p>ssfCallProcessingPackage</text:p>
          </table:table-cell>
          <table:table-cell office:value-type="string">
            <text:p>collectInformation</text:p>
          </table:table-cell>
          <table:table-cell office:value-type="float" office:value="27">
            <text:p>27</text:p>
          </table:table-cell>
          <table:table-cell office:value-type="string">
            <text:p>continue</text:p>
          </table:table-cell>
          <table:table-cell office:value-type="float" office:value="31">
            <text:p>31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uSIHandlingPackage</text:p>
          </table:table-cell>
          <table:table-cell office:value-type="string">
            <text:p>requestReportUTSI</text:p>
          </table:table-cell>
          <table:table-cell office:value-type="float" office:value="98">
            <text:p>98</text:p>
          </table:table-cell>
          <table:table-cell office:value-type="string">
            <text:p>sendSTUI</text:p>
          </table:table-cell>
          <table:table-cell table:style-name="ce17" office:value-type="float" office:value="100">
            <text:p>100</text:p>
          </table:table-cell>
          <table:table-cell office:value-type="string">
            <text:p>reportUTSI</text:p>
          </table:table-cell>
          <table:table-cell table:style-name="ce17" office:value-type="float" office:value="101">
            <text:p>101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1</text:p>
          </table:table-cell>
          <table:table-cell table:style-name="ce12" office:value-type="string">
            <text:p>Core-INAP-CS1-SCP-to-SSP-traffic-management-AC</text:p>
          </table:table-cell>
          <table:table-cell office:value-type="string">
            <text:p>ACN = 0.4.0.1.1.1.4.0</text:p>
          </table:table-cell>
          <table:table-cell office:value-type="string">
            <text:p>inCs2ScfToSsfTrafficManagement</text:p>
          </table:table-cell>
          <table:table-cell/>
          <table:table-cell office:value-type="string">
            <text:p>dialogue initiated by SCF with CallGap</text:p>
          </table:table-cell>
          <table:table-cell table:number-columns-repeated="21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cs2-scf-ssfTrafficManagementAC</text:p>
          </table:table-cell>
          <table:table-cell office:value-type="string">
            <text:p>ACN = 0.4.0.1.1.20.3.10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1</text:p>
          </table:table-cell>
          <table:table-cell office:value-type="string">
            <text:p>Traffic-management-ASE</text:p>
          </table:table-cell>
          <table:table-cell office:value-type="string">
            <text:p>trafficManagementPackage</text:p>
          </table:table-cell>
          <table:table-cell office:value-type="string">
            <text:p>callGap</text:p>
          </table:table-cell>
          <table:table-cell office:value-type="float" office:value="41">
            <text:p>41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1</text:p>
          </table:table-cell>
          <table:table-cell table:style-name="ce12" office:value-type="string">
            <text:p>Core-INAP-CS1-SCP-to-SSP-service-management-AC</text:p>
          </table:table-cell>
          <table:table-cell office:value-type="string">
            <text:p>ACN = 0.4.0.1.1.1.5.0</text:p>
          </table:table-cell>
          <table:table-cell office:value-type="string">
            <text:p>inCs2ScfToSsfServiceManagement</text:p>
          </table:table-cell>
          <table:table-cell/>
          <table:table-cell office:value-type="string">
            <text:p>dialogue initiated by SCF with Manage Trigger Data</text:p>
          </table:table-cell>
          <table:table-cell table:number-columns-repeated="21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cs2-scf-ssfServiceManagementAC</text:p>
          </table:table-cell>
          <table:table-cell office:value-type="string">
            <text:p>ACN = 0.4.0.1.1.20.3.11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2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1</text:p>
          </table:table-cell>
          <table:table-cell office:value-type="string">
            <text:p>Service-management-ASE</text:p>
          </table:table-cell>
          <table:table-cell office:value-type="string">
            <text:p>serviceManagementActivatePackage</text:p>
          </table:table-cell>
          <table:table-cell office:value-type="string">
            <text:p>activateServiceFiltering</text:p>
          </table:table-cell>
          <table:table-cell table:style-name="ce17" office:value-type="float" office:value="42">
            <text:p>42</text:p>
          </table:table-cell>
          <table:table-cell office:value-type="string">
            <text:p>serviceFilteringResponse (only for CS1)</text:p>
          </table:table-cell>
          <table:table-cell table:style-name="ce17" office:value-type="float" office:value="43">
            <text:p>43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table:style-name="ce2"/>
          <table:table-cell table:number-columns-repeated="25"/>
        </table:table-row>
        <table:table-row table:style-name="ro2">
          <table:table-cell/>
          <table:table-cell table:style-name="ce9" office:value-type="string">
            <text:p>CS1</text:p>
          </table:table-cell>
          <table:table-cell table:style-name="ce1" office:value-type="string">
            <text:p>Core-INAP-CS1-SSP-to-SCP-service-management-AC</text:p>
          </table:table-cell>
          <table:table-cell office:value-type="string">
            <text:p>ACN = 0.4.0.1.1.1.6.0</text:p>
          </table:table-cell>
          <table:table-cell office:value-type="string">
            <text:p>inCs2SsfToScfServiceManagement</text:p>
          </table:table-cell>
          <table:table-cell/>
          <table:table-cell office:value-type="string">
            <text:p>dialogue initiated/ended by SSF with ServiceFilteringResponse</text:p>
          </table:table-cell>
          <table:table-cell table:number-columns-repeated="21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cs2-ssf-scfServiceManagementAC</text:p>
          </table:table-cell>
          <table:table-cell office:value-type="string">
            <text:p>ACN = 0.4.0.1.1.20.3.7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2"/>
          <table:table-cell table:number-columns-repeated="25"/>
        </table:table-row>
        <table:table-row table:style-name="ro2">
          <table:table-cell/>
          <table:table-cell table:style-name="ce9" office:value-type="string">
            <text:p>Only CS1</text:p>
          </table:table-cell>
          <table:table-cell office:value-type="string">
            <text:p>Service-management-ASE</text:p>
          </table:table-cell>
          <table:table-cell office:value-type="string">
            <text:p>serviceManagementActivatePackage</text:p>
          </table:table-cell>
          <table:table-cell office:value-type="string">
            <text:p>activateServiceFiltering</text:p>
          </table:table-cell>
          <table:table-cell table:style-name="ce17" office:value-type="float" office:value="42">
            <text:p>42</text:p>
          </table:table-cell>
          <table:table-cell office:value-type="string">
            <text:p>serviceFilteringResponse (only for CS1)</text:p>
          </table:table-cell>
          <table:table-cell table:style-name="ce17" office:value-type="float" office:value="43">
            <text:p>43</text:p>
          </table:table-cell>
          <table:table-cell table:number-columns-repeated="20"/>
        </table:table-row>
        <table:table-row table:style-name="ro2">
          <table:table-cell/>
          <table:table-cell table:style-name="ce9" office:value-type="string">
            <text:p>Only CS2</text:p>
          </table:table-cell>
          <table:table-cell/>
          <table:table-cell office:value-type="string">
            <text:p>serviceManagementResponsePackage</text:p>
          </table:table-cell>
          <table:table-cell office:value-type="string">
            <text:p>serviceFilteringResponse</text:p>
          </table:table-cell>
          <table:table-cell table:style-name="ce17" office:value-type="float" office:value="43">
            <text:p>43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2"/>
          <table:table-cell table:number-columns-repeated="25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cs2-scf-ssfTriggerManagementAC</text:p>
          </table:table-cell>
          <table:table-cell office:value-type="string">
            <text:p>ACN = 0.4.0.1.1.20.3.13</text:p>
          </table:table-cell>
          <table:table-cell office:value-type="string">
            <text:p>inCs2ScfToSsfTriggerManagement</text:p>
          </table:table-cell>
          <table:table-cell/>
          <table:table-cell office:value-type="string">
            <text:p>dialogue initiated by SCF with Manage Trigger Data</text:p>
          </table:table-cell>
          <table:table-cell table:number-columns-repeated="21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 table:style-name="ce10"/>
          <table:table-cell office:value-type="string">
            <text:p>triggerManagementPackage</text:p>
          </table:table-cell>
          <table:table-cell office:value-type="string">
            <text:p>manageTriggerData</text:p>
          </table:table-cell>
          <table:table-cell table:style-name="ce17" office:value-type="float" office:value="97">
            <text:p>97</text:p>
          </table:table-cell>
          <table:table-cell table:number-columns-repeated="22"/>
        </table:table-row>
        <table:table-row table:style-name="ro1">
          <table:table-cell table:style-name="ce1"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srf-scf</text:p>
          </table:table-cell>
          <table:table-cell office:value-type="string">
            <text:p>ACN = 0.0.17.1228.2.3.14</text:p>
          </table:table-cell>
          <table:table-cell office:value-type="string">
            <text:p>srf-scf-contract</text:p>
          </table:table-cell>
          <table:table-cell table:number-columns-repeated="23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 office:value-type="string">
            <text:p>SCF-SRF-activation-of-assist-ASE</text:p>
          </table:table-cell>
          <table:table-cell table:style-name="ce2" office:value-type="string">
            <text:p>srf-scfActivationOfAssistPackage</text:p>
          </table:table-cell>
          <table:table-cell office:value-type="string">
            <text:p>assistRequestInstructions</text:p>
          </table:table-cell>
          <table:table-cell office:value-type="float" office:value="16">
            <text:p>16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srf-scfCancelPackage</text:p>
          </table:table-cell>
          <table:table-cell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Specialized-resource-control-ASE</text:p>
          </table:table-cell>
          <table:table-cell office:value-type="string">
            <text:p>specializedResourceControlPackage</text:p>
          </table:table-cell>
          <table:table-cell office:value-type="string">
            <text:p>playAnnouncement</text:p>
          </table:table-cell>
          <table:table-cell office:value-type="float" office:value="47">
            <text:p>47</text:p>
          </table:table-cell>
          <table:table-cell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scriptControlPackage</text:p>
          </table:table-cell>
          <table:table-cell office:value-type="string">
            <text:p>scriptClose</text:p>
          </table:table-cell>
          <table:table-cell table:style-name="ce17" office:value-type="float" office:value="111">
            <text:p>111</text:p>
          </table:table-cell>
          <table:table-cell office:value-type="string">
            <text:p>scriptRun</text:p>
          </table:table-cell>
          <table:table-cell table:style-name="ce17" office:value-type="float" office:value="110">
            <text:p>110</text:p>
          </table:table-cell>
          <table:table-cell office:value-type="string">
            <text:p>scriptInformation</text:p>
          </table:table-cell>
          <table:table-cell table:style-name="ce17" office:value-type="float" office:value="108">
            <text:p>108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/>
          <table:table-cell office:value-type="string">
            <text:p>scriptEvent</text:p>
          </table:table-cell>
          <table:table-cell table:style-name="ce17" office:value-type="float" office:value="109">
            <text:p>109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messageControlPackage</text:p>
          </table:table-cell>
          <table:table-cell office:value-type="string">
            <text:p>promptAndReceiveMessage</text:p>
          </table:table-cell>
          <table:table-cell table:style-name="ce17" office:value-type="float" office:value="107">
            <text:p>107</text:p>
          </table:table-cell>
          <table:table-cell table:number-columns-repeated="22"/>
        </table:table-row>
        <table:table-row table:style-name="ro1">
          <table:table-cell table:style-name="ce2"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indirectoryAccessAC</text:p>
          </table:table-cell>
          <table:table-cell office:value-type="string">
            <text:p>ACN = 0.0.17.1228.2.3.1</text:p>
          </table:table-cell>
          <table:table-cell office:value-type="string">
            <text:p>dapContract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indirectoryAccessWith3seAC</text:p>
          </table:table-cell>
          <table:table-cell office:value-type="string">
            <text:p>ACN = 0.0.17.1228.2.3.2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/>
          <table:table-cell table:style-name="ce2" office:value-type="string">
            <text:p>searchPackage</text:p>
          </table:table-cell>
          <table:table-cell office:value-type="string">
            <text:p>search</text:p>
          </table:table-cell>
          <table:table-cell table:number-columns-repeated="23"/>
        </table:table-row>
        <table:table-row table:style-name="ro2">
          <table:table-cell/>
          <table:table-cell table:style-name="ce9"/>
          <table:table-cell/>
          <table:table-cell office:value-type="string">
            <text:p>modifyPackage</text:p>
          </table:table-cell>
          <table:table-cell office:value-type="string">
            <text:p>addEntry</text:p>
          </table:table-cell>
          <table:table-cell/>
          <table:table-cell office:value-type="string">
            <text:p>removeEntry</text:p>
          </table:table-cell>
          <table:table-cell/>
          <table:table-cell office:value-type="string">
            <text:p>modifyEntry</text:p>
          </table:table-cell>
          <table:table-cell table:number-columns-repeated="19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inExtendedDirectoryAccessAC</text:p>
          </table:table-cell>
          <table:table-cell office:value-type="string">
            <text:p>ACN = 0.0.17.1228.2.3.3</text:p>
          </table:table-cell>
          <table:table-cell office:value-type="string">
            <text:p>dapExecuteContract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inExtendedDirectoryAccessWith3seAC</text:p>
          </table:table-cell>
          <table:table-cell office:value-type="string">
            <text:p>ACN = 0.0.17.1228.2.3.27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/>
          <table:table-cell table:style-name="ce2" office:value-type="string">
            <text:p>searchPackage</text:p>
          </table:table-cell>
          <table:table-cell office:value-type="string">
            <text:p>search</text:p>
          </table:table-cell>
          <table:table-cell table:number-columns-repeated="23"/>
        </table:table-row>
        <table:table-row table:style-name="ro2">
          <table:table-cell/>
          <table:table-cell table:style-name="ce9"/>
          <table:table-cell/>
          <table:table-cell office:value-type="string">
            <text:p>modifyPackage</text:p>
          </table:table-cell>
          <table:table-cell office:value-type="string">
            <text:p>addEntry</text:p>
          </table:table-cell>
          <table:table-cell/>
          <table:table-cell office:value-type="string">
            <text:p>removeEntry</text:p>
          </table:table-cell>
          <table:table-cell/>
          <table:table-cell office:value-type="string">
            <text:p>modifyEntry</text:p>
          </table:table-cell>
          <table:table-cell table:number-columns-repeated="19"/>
        </table:table-row>
        <table:table-row table:style-name="ro2">
          <table:table-cell/>
          <table:table-cell table:style-name="ce9"/>
          <table:table-cell/>
          <table:table-cell office:value-type="string">
            <text:p>executePackage</text:p>
          </table:table-cell>
          <table:table-cell office:value-type="string">
            <text:p>execute</text:p>
          </table:table-cell>
          <table:table-cell table:number-columns-repeated="23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indirectorySystemAC</text:p>
          </table:table-cell>
          <table:table-cell office:value-type="string">
            <text:p>ACN = 0.0.17.1228.2.3.15</text:p>
          </table:table-cell>
          <table:table-cell office:value-type="string">
            <text:p>dspContract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indirectorySystemWith3seAC</text:p>
          </table:table-cell>
          <table:table-cell office:value-type="string">
            <text:p>ACN = 0.0.17.1228.2.3.18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From CS2</text:p>
          </table:table-cell>
          <table:table-cell table:style-name="ce10"/>
          <table:table-cell office:value-type="string">
            <text:p>???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inShadowSupplierInitiatedAC</text:p>
          </table:table-cell>
          <table:table-cell office:value-type="string">
            <text:p>ACN = 0.0.17.1228.2.3.16</text:p>
          </table:table-cell>
          <table:table-cell office:value-type="string">
            <text:p>shadowSupplierContract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inShadowSupplierInitiatedWith3seAC</text:p>
          </table:table-cell>
          <table:table-cell office:value-type="string">
            <text:p>ACN = 0.0.17.1228.2.3.19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 table:style-name="ce10"/>
          <table:table-cell office:value-type="string">
            <text:p>shadowSupplierPackage</text:p>
          </table:table-cell>
          <table:table-cell office:value-type="string">
            <text:p>coordinateShadowUpdate</text:p>
          </table:table-cell>
          <table:table-cell/>
          <table:table-cell office:value-type="string">
            <text:p>updateShadow</text:p>
          </table:table-cell>
          <table:table-cell table:number-columns-repeated="21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inShadowConsumerInitiatedAC</text:p>
          </table:table-cell>
          <table:table-cell office:value-type="string">
            <text:p>ACN = 0.0.17.1228.2.3.17</text:p>
          </table:table-cell>
          <table:table-cell office:value-type="string">
            <text:p>shadowConsumerContract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inShadowConsumerInitiatedWith3seAC</text:p>
          </table:table-cell>
          <table:table-cell office:value-type="string">
            <text:p>ACN = 0.0.17.1228.2.3.20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 table:style-name="ce10"/>
          <table:table-cell office:value-type="string">
            <text:p>shadowConsumerPackage</text:p>
          </table:table-cell>
          <table:table-cell office:value-type="string">
            <text:p>requestShadowUpdate</text:p>
          </table:table-cell>
          <table:table-cell/>
          <table:table-cell office:value-type="string">
            <text:p>updateShadow</text:p>
          </table:table-cell>
          <table:table-cell table:number-columns-repeated="21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scf-scfOperationsAC</text:p>
          </table:table-cell>
          <table:table-cell office:value-type="string">
            <text:p>ACN = 0.0.17.1228.2.3.21</text:p>
          </table:table-cell>
          <table:table-cell office:value-type="string">
            <text:p>scf-scfContract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scf-scfOperationsWith3seAC</text:p>
          </table:table-cell>
          <table:table-cell office:value-type="string">
            <text:p>ACN = 0.0.17.1228.2.3.23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 table:style-name="ce10"/>
          <table:table-cell table:style-name="ce13" office:value-type="string">
            <text:p>scf-scfConnectionPackage</text:p>
          </table:table-cell>
          <table:table-cell office:value-type="string">
            <text:p>scfBind</text:p>
          </table:table-cell>
          <table:table-cell/>
          <table:table-cell office:value-type="string">
            <text:p>scfUnbind</text:p>
          </table:table-cell>
          <table:table-cell table:number-columns-repeated="21"/>
        </table:table-row>
        <table:table-row table:style-name="ro2">
          <table:table-cell/>
          <table:table-cell table:style-name="ce9"/>
          <table:table-cell office:value-type="string">
            <text:p>Activity-test-ASE</text:p>
          </table:table-cell>
          <table:table-cell office:value-type="string">
            <text:p>activityTestPackage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handlingInformationPackage</text:p>
          </table:table-cell>
          <table:table-cell office:value-type="string">
            <text:p>handlingInformationRequest</text:p>
          </table:table-cell>
          <table:table-cell table:style-name="ce17" office:value-type="float" office:value="113">
            <text:p>113</text:p>
          </table:table-cell>
          <table:table-cell office:value-type="string">
            <text:p>handlingInformationResult</text:p>
          </table:table-cell>
          <table:table-cell table:style-name="ce17" office:value-type="float" office:value="114">
            <text:p>114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chargingInformationPackage</text:p>
          </table:table-cell>
          <table:table-cell office:value-type="string">
            <text:p>establishChargingRecord</text:p>
          </table:table-cell>
          <table:table-cell table:style-name="ce17" office:value-type="float" office:value="112">
            <text:p>112</text:p>
          </table:table-cell>
          <table:table-cell office:value-type="string">
            <text:p>confirmedReportChargingInformation</text:p>
          </table:table-cell>
          <table:table-cell table:style-name="ce17" office:value-type="float" office:value="119">
            <text:p>119</text:p>
          </table:table-cell>
          <table:table-cell office:value-type="string">
            <text:p>reportChargingInformation</text:p>
          </table:table-cell>
          <table:table-cell table:style-name="ce17" office:value-type="float" office:value="120">
            <text:p>120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networkCapabilityPackage</text:p>
          </table:table-cell>
          <table:table-cell office:value-type="string">
            <text:p>networkCapability</text:p>
          </table:table-cell>
          <table:table-cell table:style-name="ce17" office:value-type="float" office:value="115">
            <text:p>115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notificationPackage</text:p>
          </table:table-cell>
          <table:table-cell office:value-type="string">
            <text:p>requestNotification</text:p>
          </table:table-cell>
          <table:table-cell table:style-name="ce17" office:value-type="float" office:value="121">
            <text:p>121</text:p>
          </table:table-cell>
          <table:table-cell office:value-type="string">
            <text:p>notificationProvided</text:p>
          </table:table-cell>
          <table:table-cell table:style-name="ce17" office:value-type="float" office:value="116">
            <text:p>116</text:p>
          </table:table-cell>
          <table:table-cell office:value-type="string">
            <text:p>confirmedNotificationProvided</text:p>
          </table:table-cell>
          <table:table-cell table:style-name="ce17" office:value-type="float" office:value="117">
            <text:p>117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userInformationPackage</text:p>
          </table:table-cell>
          <table:table-cell office:value-type="string">
            <text:p>provideUserInformation</text:p>
          </table:table-cell>
          <table:table-cell table:style-name="ce17" office:value-type="float" office:value="118">
            <text:p>118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distributedSCFSystemAC</text:p>
          </table:table-cell>
          <table:table-cell office:value-type="string">
            <text:p>ACN = 0.0.17.1228.2.3.22</text:p>
          </table:table-cell>
          <table:table-cell office:value-type="string">
            <text:p>dsspContract</text:p>
          </table:table-cell>
          <table:table-cell table:number-columns-repeated="23"/>
        </table:table-row>
        <table:table-row table:style-name="ro1">
          <table:table-cell/>
          <table:table-cell table:style-name="ce9"/>
          <table:table-cell table:style-name="ce1" office:value-type="string">
            <text:p>distributedSCFSystemWith3seAC</text:p>
          </table:table-cell>
          <table:table-cell office:value-type="string">
            <text:p>ACN = 0.0.17.1228.2.3.24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 table:style-name="ce10"/>
          <table:table-cell table:style-name="ce13" office:value-type="string">
            <text:p>dsspConnectionPackage</text:p>
          </table:table-cell>
          <table:table-cell office:value-type="string">
            <text:p>scfBind</text:p>
          </table:table-cell>
          <table:table-cell/>
          <table:table-cell office:value-type="string">
            <text:p>scfUnbind</text:p>
          </table:table-cell>
          <table:table-cell table:number-columns-repeated="21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chainedSCFOperationPackage</text:p>
          </table:table-cell>
          <table:table-cell office:value-type="string">
            <text:p>chainedHandlingInformationRequest</text:p>
          </table:table-cell>
          <table:table-cell/>
          <table:table-cell office:value-type="string">
            <text:p>chainedNotificationProvided</text:p>
          </table:table-cell>
          <table:table-cell/>
          <table:table-cell office:value-type="string">
            <text:p>chainedConfirmedNotificationProvided</text:p>
          </table:table-cell>
          <table:table-cell table:number-columns-repeated="19"/>
        </table:table-row>
        <table:table-row table:style-name="ro2">
          <table:table-cell/>
          <table:table-cell table:style-name="ce9"/>
          <table:table-cell table:style-name="ce10"/>
          <table:table-cell/>
          <table:table-cell office:value-type="string">
            <text:p>chainedReportChargingInformation</text:p>
          </table:table-cell>
          <table:table-cell/>
          <table:table-cell office:value-type="string">
            <text:p>chainedConfirmedReportChargingInformation</text:p>
          </table:table-cell>
          <table:table-cell/>
          <table:table-cell office:value-type="string">
            <text:p>chainedEstablishChargingRecord</text:p>
          </table:table-cell>
          <table:table-cell table:number-columns-repeated="19"/>
        </table:table-row>
        <table:table-row table:style-name="ro2">
          <table:table-cell/>
          <table:table-cell table:style-name="ce9"/>
          <table:table-cell table:style-name="ce10"/>
          <table:table-cell/>
          <table:table-cell office:value-type="string">
            <text:p>chainedHandlingInformationResult</text:p>
          </table:table-cell>
          <table:table-cell/>
          <table:table-cell office:value-type="string">
            <text:p>chainedNetworkCapability</text:p>
          </table:table-cell>
          <table:table-cell/>
          <table:table-cell office:value-type="string">
            <text:p>chainedProvideUserInformation</text:p>
          </table:table-cell>
          <table:table-cell table:number-columns-repeated="19"/>
        </table:table-row>
        <table:table-row table:style-name="ro2">
          <table:table-cell/>
          <table:table-cell table:style-name="ce9"/>
          <table:table-cell table:style-name="ce10"/>
          <table:table-cell/>
          <table:table-cell office:value-type="string">
            <text:p>chainedRequestNotification</text:p>
          </table:table-cell>
          <table:table-cell table:number-columns-repeated="23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scf-cusf</text:p>
          </table:table-cell>
          <table:table-cell office:value-type="string">
            <text:p>ACN = 0.4.0.1.1.20.3.25</text:p>
          </table:table-cell>
          <table:table-cell office:value-type="string">
            <text:p>scf-cusf-contract</text:p>
          </table:table-cell>
          <table:table-cell table:number-columns-repeated="23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 office:value-type="string">
            <text:p>Activity-test-ASE</text:p>
          </table:table-cell>
          <table:table-cell office:value-type="string">
            <text:p>activityTestPackage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table:style-name="ce10"/>
          <table:table-cell table:style-name="ce13" office:value-type="string">
            <text:p>emptyConnectionPackage</text:p>
          </table:table-cell>
          <table:table-cell office:value-type="string">
            <text:p>emptyBind</text:p>
          </table:table-cell>
          <table:table-cell/>
          <table:table-cell office:value-type="string">
            <text:p>inEmptyUnbind</text:p>
          </table:table-cell>
          <table:table-cell table:number-columns-repeated="21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uSIHandlingPackage</text:p>
          </table:table-cell>
          <table:table-cell office:value-type="string">
            <text:p>requestReportUTSI</text:p>
          </table:table-cell>
          <table:table-cell table:style-name="ce17" office:value-type="float" office:value="98">
            <text:p>98</text:p>
          </table:table-cell>
          <table:table-cell office:value-type="string">
            <text:p>sendSTUI</text:p>
          </table:table-cell>
          <table:table-cell table:style-name="ce17" office:value-type="float" office:value="100">
            <text:p>100</text:p>
          </table:table-cell>
          <table:table-cell office:value-type="string">
            <text:p>reportUTSI</text:p>
          </table:table-cell>
          <table:table-cell table:style-name="ce17" office:value-type="float" office:value="101">
            <text:p>101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basic-scf-cusf-package</text:p>
          </table:table-cell>
          <table:table-cell office:value-type="string">
            <text:p>initiateAssociation</text:p>
          </table:table-cell>
          <table:table-cell table:style-name="ce17" office:value-type="float" office:value="123">
            <text:p>123</text:p>
          </table:table-cell>
          <table:table-cell office:value-type="string">
            <text:p>releaseAssociation</text:p>
          </table:table-cell>
          <table:table-cell table:style-name="ce17" office:value-type="float" office:value="126">
            <text:p>126</text:p>
          </table:table-cell>
          <table:table-cell office:value-type="string">
            <text:p>requestReportBCUSMEvent</text:p>
          </table:table-cell>
          <table:table-cell table:style-name="ce17" office:value-type="float" office:value="127">
            <text:p>127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/>
          <table:table-cell office:value-type="string">
            <text:p>connectAssociation</text:p>
          </table:table-cell>
          <table:table-cell table:style-name="ce17" office:value-type="float" office:value="132">
            <text:p>132</text:p>
          </table:table-cell>
          <table:table-cell office:value-type="string">
            <text:p>continueAssociation</text:p>
          </table:table-cell>
          <table:table-cell table:style-name="ce17" office:value-type="float" office:value="133">
            <text:p>133</text:p>
          </table:table-cell>
          <table:table-cell office:value-type="string">
            <text:p>eventReportBCUSM</text:p>
          </table:table-cell>
          <table:table-cell table:style-name="ce17" office:value-type="float" office:value="134">
            <text:p>134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cusf-scf</text:p>
          </table:table-cell>
          <table:table-cell office:value-type="string">
            <text:p>ACN = 0.4.0.1.1.20.3.26</text:p>
          </table:table-cell>
          <table:table-cell office:value-type="string">
            <text:p>cusf-scf-contract</text:p>
          </table:table-cell>
          <table:table-cell table:number-columns-repeated="23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 office:value-type="string">
            <text:p>Activity-test-ASE</text:p>
          </table:table-cell>
          <table:table-cell office:value-type="string">
            <text:p>activityTestPackage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table:style-name="ce10"/>
          <table:table-cell table:style-name="ce13" office:value-type="string">
            <text:p>emptyConnectionPackage</text:p>
          </table:table-cell>
          <table:table-cell office:value-type="string">
            <text:p>emptyBind</text:p>
          </table:table-cell>
          <table:table-cell/>
          <table:table-cell office:value-type="string">
            <text:p>inEmptyUnbind</text:p>
          </table:table-cell>
          <table:table-cell table:number-columns-repeated="21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uSIHandlingPackage</text:p>
          </table:table-cell>
          <table:table-cell office:value-type="string">
            <text:p>requestReportUTSI</text:p>
          </table:table-cell>
          <table:table-cell table:style-name="ce17" office:value-type="float" office:value="98">
            <text:p>98</text:p>
          </table:table-cell>
          <table:table-cell office:value-type="string">
            <text:p>sendSTUI</text:p>
          </table:table-cell>
          <table:table-cell table:style-name="ce17" office:value-type="float" office:value="100">
            <text:p>100</text:p>
          </table:table-cell>
          <table:table-cell office:value-type="string">
            <text:p>reportUTSI</text:p>
          </table:table-cell>
          <table:table-cell table:style-name="ce17" office:value-type="float" office:value="101">
            <text:p>101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basic-cusf-scf-package</text:p>
          </table:table-cell>
          <table:table-cell office:value-type="string">
            <text:p>eventReportBCUSM</text:p>
          </table:table-cell>
          <table:table-cell table:style-name="ce17" office:value-type="float" office:value="134">
            <text:p>134</text:p>
          </table:table-cell>
          <table:table-cell office:value-type="string">
            <text:p>initialAssociationDP</text:p>
          </table:table-cell>
          <table:table-cell table:style-name="ce17" office:value-type="float" office:value="131">
            <text:p>131</text:p>
          </table:table-cell>
          <table:table-cell office:value-type="string">
            <text:p>releaseAssociation</text:p>
          </table:table-cell>
          <table:table-cell table:style-name="ce17" office:value-type="float" office:value="126">
            <text:p>126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/>
          <table:table-cell office:value-type="string">
            <text:p>requestReportBCUSMEvent</text:p>
          </table:table-cell>
          <table:table-cell table:style-name="ce17" office:value-type="float" office:value="127">
            <text:p>127</text:p>
          </table:table-cell>
          <table:table-cell office:value-type="string">
            <text:p>connectAssociation</text:p>
          </table:table-cell>
          <table:table-cell table:style-name="ce17" office:value-type="float" office:value="132">
            <text:p>132</text:p>
          </table:table-cell>
          <table:table-cell office:value-type="string">
            <text:p>continueAssociation</text:p>
          </table:table-cell>
          <table:table-cell table:style-name="ce17" office:value-type="float" office:value="133">
            <text:p>133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ce9"/>
          <table:table-cell table:style-name="ce10"/>
          <table:table-cell table:number-columns-repeated="25"/>
        </table:table-row>
        <table:table-row table:style-name="ro1" table:number-rows-repeated="104838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Primitive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number-columns-repeated="4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Servic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Fully</text:p>
          </table:table-cell>
          <table:table-cell office:value-type="string">
            <text:p>Partly</text:p>
          </table:table-cell>
          <table:table-cell office:value-type="string">
            <text:p>Not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rimitiv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1" office:value-type="string">
            <text:p>BearerCapability</text:p>
          </table:table-cell>
          <table:table-cell table:style-name="ce30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2" office:value-type="string">
            <text:p>BothwayThroughConnectionInd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>
            <text:p>CriticalityType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>
            <text:p>ExtensionField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2" office:value-type="string">
            <text:p>EventTypeBCSM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>
            <text:p>INAPExtensions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3" office:value-type="string">
            <text:p>LegID</text:p>
          </table:table-cell>
          <table:table-cell table:style-name="ce30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>
            <text:p>LegType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3" office:value-type="string">
            <text:p>MiscCallInfo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>
            <text:p>MiscCallInfoDpAssignment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>
            <text:p>MiscCallInfoMessageType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>
            <text:p>TerminalType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1"/>
          <table:table-cell table:style-name="ce30"/>
          <table:table-cell table:number-columns-repeated="4"/>
        </table:table-row>
        <table:table-row table:style-name="ro1">
          <table:table-cell office:value-type="string">
            <text:p>isup</text:p>
          </table:table-cell>
          <table:table-cell table:style-name="ce24"/>
          <table:table-cell table:style-name="ce30"/>
          <table:table-cell table:number-columns-repeated="4"/>
        </table:table-row>
        <table:table-row table:style-name="ro1">
          <table:table-cell/>
          <table:table-cell table:style-name="ce24"/>
          <table:table-cell table:style-name="ce30"/>
          <table:table-cell table:number-columns-repeated="4"/>
        </table:table-row>
        <table:table-row table:style-name="ro2">
          <table:table-cell/>
          <table:table-cell table:style-name="ce21" office:value-type="string">
            <text:p>BearerCap</text:p>
          </table:table-cell>
          <table:table-cell table:style-name="ce30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ere we have not implemented ISDN <text:span text:style-name="T1">BearerCapability subparameter</text:span></text:p>
          </table:table-cell>
        </table:table-row>
        <table:table-row table:style-name="ro1">
          <table:table-cell/>
          <table:table-cell table:style-name="ce21" office:value-type="string">
            <text:p>CalledPartyNumberInap</text:p>
          </table:table-cell>
          <table:table-cell table:style-name="ce30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1" office:value-type="string">
            <text:p>CallingPartyNumberInap</text:p>
          </table:table-cell>
          <table:table-cell table:style-name="ce30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2" office:value-type="string">
            <text:p>CallingPartysCategoryInap</text:p>
          </table:table-cell>
          <table:table-cell table:style-name="ce30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>
            <text:p>CauseInap</text:p>
          </table:table-cell>
          <table:table-cell table:style-name="ce30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1" office:value-type="string">
            <text:p>Digits</text:p>
          </table:table-cell>
          <table:table-cell table:style-name="ce30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1" office:value-type="string">
            <text:p>ForwardCallIndicatorsInap</text:p>
          </table:table-cell>
          <table:table-cell table:style-name="ce30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This ISUP parameter is not yet tested !!!!</text:p>
          </table:table-cell>
        </table:table-row>
        <table:table-row table:style-name="ro1">
          <table:table-cell/>
          <table:table-cell table:style-name="ce21" office:value-type="string">
            <text:p>ForwardGVNSInap</text:p>
          </table:table-cell>
          <table:table-cell table:style-name="ce30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1" office:value-type="string">
            <text:p>GenericNumberInap</text:p>
          </table:table-cell>
          <table:table-cell table:style-name="ce30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This ISUP parameter is not yet tested !!!!</text:p>
          </table:table-cell>
        </table:table-row>
        <table:table-row table:style-name="ro1">
          <table:table-cell/>
          <table:table-cell table:style-name="ce24" office:value-type="string">
            <text:p>HighLayerCompatibilityInap</text:p>
          </table:table-cell>
          <table:table-cell table:style-name="ce30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>
            <text:p>ISDNAccessRelatedInformationInap</text:p>
          </table:table-cell>
          <table:table-cell table:style-name="ce30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This ISUP parameter is not yet tested !!!!</text:p>
          </table:table-cell>
        </table:table-row>
        <table:table-row table:style-name="ro1">
          <table:table-cell/>
          <table:table-cell table:style-name="ce21" office:value-type="string">
            <text:p>LocationNumberInap</text:p>
          </table:table-cell>
          <table:table-cell table:style-name="ce30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1" office:value-type="string">
            <text:p>OriginalCalledNumberInap</text:p>
          </table:table-cell>
          <table:table-cell table:style-name="ce30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1" office:value-type="string">
            <text:p>RedirectingPartyIDInap</text:p>
          </table:table-cell>
          <table:table-cell table:style-name="ce30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4" office:value-type="string">
            <text:p>RedirectionInformationInap</text:p>
          </table:table-cell>
          <table:table-cell table:style-name="ce30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>
            <text:p>TmrInap</text:p>
          </table:table-cell>
          <table:table-cell table:style-name="ce30" office:value-type="string">
            <text:p>ISU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This ISUP parameter is not yet tested !!!!</text:p>
          </table:table-cell>
        </table:table-row>
        <table:table-row table:style-name="ro1">
          <table:table-cell/>
          <table:table-cell table:style-name="ce21"/>
          <table:table-cell table:style-name="ce30"/>
          <table:table-cell table:number-columns-repeated="4"/>
        </table:table-row>
        <table:table-row table:style-name="ro1">
          <table:table-cell table:style-name="ce20" office:value-type="string">
            <text:p>circuitSwitchedCall</text:p>
          </table:table-cell>
          <table:table-cell table:style-name="ce20"/>
          <table:table-cell table:style-name="ce30"/>
          <table:table-cell table:number-columns-repeated="4"/>
        </table:table-row>
        <table:table-row table:style-name="ro1">
          <table:table-cell/>
          <table:table-cell table:style-name="ce20"/>
          <table:table-cell table:style-name="ce30"/>
          <table:table-cell table:number-columns-repeated="4"/>
        </table:table-row>
        <table:table-row table:style-name="ro1">
          <table:table-cell/>
          <table:table-cell table:style-name="ce21" office:value-type="string">
            <text:p>BackwardServiceInteractionInd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2" office:value-type="string">
            <text:p>CallCompletionTreatmentIndicator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>
            <text:p>CalledPartyBCDNumber</text:p>
          </table:table-cell>
          <table:table-cell table:style-name="ce30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2" office:value-type="string">
            <text:p>CallDiversionTreatmentIndicator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>
            <text:p>CallOfferingTreatmentIndicator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>
            <text:p>CallingPartyBusinessGroupID</text:p>
          </table:table-cell>
          <table:table-cell table:style-name="ce30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2" office:value-type="string">
            <text:p>CallingPartyRestrictionIndicator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>
            <text:p>Carrier</text:p>
          </table:table-cell>
          <table:table-cell table:style-name="ce30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2" office:value-type="string">
            <text:p>CGEncountered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>
            <text:p>ConferenceTreatmentIndicator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>
            <text:p>ConnectedNumberTreatmentInd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>
            <text:p>DestinationRoutingAddress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1" office:value-type="string">
            <text:p>Entry</text:p>
          </table:table-cell>
          <table:table-cell table:style-name="ce30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1" office:value-type="string">
            <text:p>ForwardServiceInteractionInd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1" office:value-type="string">
            <text:p>GenericNumbers</text:p>
          </table:table-cell>
          <table:table-cell table:style-name="ce30" office:value-type="string">
            <text:p>SET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1" office:value-type="string">
            <text:p>INServiceCompatibilityIndication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1" office:value-type="string">
            <text:p>IPAvailable</text:p>
          </table:table-cell>
          <table:table-cell table:style-name="ce30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1" office:value-type="string">
            <text:p>IPSSPCapabilities</text:p>
          </table:table-cell>
          <table:table-cell table:style-name="ce30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21" office:value-type="string">
            <text:p>RouteList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1" office:value-type="string">
            <text:p>ScfID</text:p>
          </table:table-cell>
          <table:table-cell table:style-name="ce30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1" office:value-type="string">
            <text:p>ServiceInteractionIndicators</text:p>
          </table:table-cell>
          <table:table-cell table:style-name="ce30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1" office:value-type="string">
            <text:p>ServiceInteractionIndicatorsTwo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1" office:value-type="string">
            <text:p>USIInformation</text:p>
          </table:table-cell>
          <table:table-cell table:style-name="ce30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21" office:value-type="string">
            <text:p>USIServiceIndicator</text:p>
          </table:table-cell>
          <table:table-cell table:style-name="ce30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 table:number-rows-repeated="2">
          <table:table-cell/>
          <table:table-cell table:style-name="ce24"/>
          <table:table-cell table:style-name="ce30"/>
          <table:table-cell table:number-columns-repeated="4"/>
        </table:table-row>
        <table:table-row table:style-name="ro1">
          <table:table-cell/>
          <table:table-cell table:style-name="ce23"/>
          <table:table-cell table:style-name="ce30"/>
          <table:table-cell table:number-columns-repeated="4"/>
        </table:table-row>
        <table:table-row table:style-name="ro1">
          <table:table-cell/>
          <table:table-cell table:style-name="ce25"/>
          <table:table-cell table:style-name="ce30"/>
          <table:table-cell table:number-columns-repeated="4"/>
        </table:table-row>
        <table:table-row table:style-name="ro1" table:number-rows-repeated="2">
          <table:table-cell/>
          <table:table-cell table:style-name="ce23"/>
          <table:table-cell table:style-name="ce30"/>
          <table:table-cell table:number-columns-repeated="4"/>
        </table:table-row>
        <table:table-row table:style-name="ro1">
          <table:table-cell/>
          <table:table-cell table:style-name="ce24"/>
          <table:table-cell table:style-name="ce30"/>
          <table:table-cell table:formula="of:=SUM([.D9:.D72])" office:value-type="float" office:value="19">
            <text:p>19</text:p>
          </table:table-cell>
          <table:table-cell table:formula="of:=SUM([.E9:.E72])" office:value-type="float" office:value="0">
            <text:p>0</text:p>
          </table:table-cell>
          <table:table-cell table:formula="of:=SUM([.F9:.F72])" office:value-type="float" office:value="33">
            <text:p>33</text:p>
          </table:table-cell>
          <table:table-cell/>
        </table:table-row>
        <table:table-row table:style-name="ro1">
          <table:table-cell/>
          <table:table-cell table:style-name="ce20"/>
          <table:table-cell table:number-columns-repeated="5"/>
        </table:table-row>
        <table:table-row table:style-name="ro1">
          <table:table-cell table:style-name="ce20"/>
          <table:table-cell table:number-columns-repeated="6"/>
        </table:table-row>
        <table:table-row table:style-name="ro1" table:number-rows-repeated="2">
          <table:table-cell table:style-name="ce20" table:number-columns-repeated="2"/>
          <table:table-cell table:style-name="ce30"/>
          <table:table-cell table:number-columns-repeated="4"/>
        </table:table-row>
        <table:table-row table:style-name="ro1">
          <table:table-cell table:style-name="ce20"/>
          <table:table-cell table:style-name="ce24"/>
          <table:table-cell table:style-name="ce30"/>
          <table:table-cell table:number-columns-repeated="4"/>
        </table:table-row>
        <table:table-row table:style-name="ro1" table:number-rows-repeated="5">
          <table:table-cell table:style-name="ce20" table:number-columns-repeated="2"/>
          <table:table-cell table:style-name="ce30"/>
          <table:table-cell table:number-columns-repeated="4"/>
        </table:table-row>
        <table:table-row table:style-name="ro1">
          <table:table-cell table:style-name="ce20"/>
          <table:table-cell table:style-name="ce24"/>
          <table:table-cell table:style-name="ce30"/>
          <table:table-cell table:number-columns-repeated="4"/>
        </table:table-row>
        <table:table-row table:style-name="ro1">
          <table:table-cell table:style-name="ce20"/>
          <table:table-cell table:style-name="ce26"/>
          <table:table-cell table:style-name="ce30"/>
          <table:table-cell table:number-columns-repeated="4"/>
        </table:table-row>
        <table:table-row table:style-name="ro1">
          <table:table-cell table:style-name="ce20"/>
          <table:table-cell table:style-name="ce24"/>
          <table:table-cell table:style-name="ce30"/>
          <table:table-cell table:number-columns-repeated="4"/>
        </table:table-row>
        <table:table-row table:style-name="ro1">
          <table:table-cell table:style-name="ce20" table:number-columns-repeated="2"/>
          <table:table-cell table:style-name="ce30"/>
          <table:table-cell table:number-columns-repeated="4"/>
        </table:table-row>
        <table:table-row table:style-name="ro1">
          <table:table-cell table:style-name="ce20"/>
          <table:table-cell table:style-name="ce23"/>
          <table:table-cell table:style-name="ce30"/>
          <table:table-cell table:number-columns-repeated="4"/>
        </table:table-row>
        <table:table-row table:style-name="ro1">
          <table:table-cell table:style-name="ce20" table:number-columns-repeated="2"/>
          <table:table-cell table:style-name="ce30"/>
          <table:table-cell table:number-columns-repeated="4"/>
        </table:table-row>
        <table:table-row table:style-name="ro1">
          <table:table-cell table:style-name="ce20"/>
          <table:table-cell table:style-name="ce24"/>
          <table:table-cell table:style-name="ce30"/>
          <table:table-cell table:number-columns-repeated="4"/>
        </table:table-row>
        <table:table-row table:style-name="ro1" table:number-rows-repeated="2">
          <table:table-cell table:style-name="ce20" table:number-columns-repeated="2"/>
          <table:table-cell table:style-name="ce30"/>
          <table:table-cell table:number-columns-repeated="4"/>
        </table:table-row>
        <table:table-row table:style-name="ro1">
          <table:table-cell/>
          <table:table-cell table:style-name="ce23"/>
          <table:table-cell table:style-name="ce30"/>
          <table:table-cell table:number-columns-repeated="4"/>
        </table:table-row>
        <table:table-row table:style-name="ro1">
          <table:table-cell/>
          <table:table-cell table:style-name="ce26"/>
          <table:table-cell table:style-name="ce30"/>
          <table:table-cell table:number-columns-repeated="4"/>
        </table:table-row>
        <table:table-row table:style-name="ro1">
          <table:table-cell/>
          <table:table-cell table:style-name="ce24"/>
          <table:table-cell table:style-name="ce30"/>
          <table:table-cell table:number-columns-repeated="4"/>
        </table:table-row>
        <table:table-row table:style-name="ro1">
          <table:table-cell/>
          <table:table-cell table:style-name="ce20"/>
          <table:table-cell table:style-name="ce30"/>
          <table:table-cell table:number-columns-repeated="4"/>
        </table:table-row>
        <table:table-row table:style-name="ro1">
          <table:table-cell/>
          <table:table-cell table:style-name="ce24"/>
          <table:table-cell table:style-name="ce30"/>
          <table:table-cell table:number-columns-repeated="4"/>
        </table:table-row>
        <table:table-row table:style-name="ro1">
          <table:table-cell/>
          <table:table-cell table:style-name="ce20"/>
          <table:table-cell table:style-name="ce30"/>
          <table:table-cell table:number-columns-repeated="4"/>
        </table:table-row>
        <table:table-row table:style-name="ro1">
          <table:table-cell/>
          <table:table-cell table:style-name="ce24"/>
          <table:table-cell table:style-name="ce30"/>
          <table:table-cell table:number-columns-repeated="4"/>
        </table:table-row>
        <table:table-row table:style-name="ro1">
          <table:table-cell/>
          <table:table-cell table:style-name="ce20"/>
          <table:table-cell table:style-name="ce30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0"/>
          <table:table-cell table:number-columns-repeated="6"/>
        </table:table-row>
        <table:table-row table:style-name="ro1" table:number-rows-repeated="6">
          <table:table-cell/>
          <table:table-cell table:style-name="ce20"/>
          <table:table-cell table:style-name="ce30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0"/>
          <table:table-cell table:number-columns-repeated="6"/>
        </table:table-row>
        <table:table-row table:style-name="ro1" table:number-rows-repeated="4">
          <table:table-cell/>
          <table:table-cell table:style-name="ce20"/>
          <table:table-cell table:style-name="ce30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0"/>
          <table:table-cell table:number-columns-repeated="6"/>
        </table:table-row>
        <table:table-row table:style-name="ro1" table:number-rows-repeated="8">
          <table:table-cell/>
          <table:table-cell table:style-name="ce20"/>
          <table:table-cell table:style-name="ce30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0"/>
          <table:table-cell table:number-columns-repeated="6"/>
        </table:table-row>
        <table:table-row table:style-name="ro1" table:number-rows-repeated="9">
          <table:table-cell/>
          <table:table-cell table:style-name="ce24"/>
          <table:table-cell table:style-name="ce30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0"/>
          <table:table-cell table:number-columns-repeated="6"/>
        </table:table-row>
        <table:table-row table:style-name="ro1" table:number-rows-repeated="3">
          <table:table-cell table:style-name="ce20"/>
          <table:table-cell table:style-name="ce24"/>
          <table:table-cell table:style-name="ce30"/>
          <table:table-cell table:number-columns-repeated="4"/>
        </table:table-row>
        <table:table-row table:style-name="ro1" table:number-rows-repeated="3">
          <table:table-cell table:style-name="ce20" table:number-columns-repeated="2"/>
          <table:table-cell table:style-name="ce30"/>
          <table:table-cell table:number-columns-repeated="4"/>
        </table:table-row>
        <table:table-row table:style-name="ro1">
          <table:table-cell table:style-name="ce20"/>
          <table:table-cell table:style-name="ce23"/>
          <table:table-cell table:style-name="ce30"/>
          <table:table-cell table:number-columns-repeated="4"/>
        </table:table-row>
        <table:table-row table:style-name="ro1">
          <table:table-cell table:style-name="ce20"/>
          <table:table-cell table:style-name="ce24"/>
          <table:table-cell table:style-name="ce30"/>
          <table:table-cell table:number-columns-repeated="4"/>
        </table:table-row>
        <table:table-row table:style-name="ro1">
          <table:table-cell table:style-name="ce20" table:number-columns-repeated="2"/>
          <table:table-cell table:style-name="ce30"/>
          <table:table-cell table:number-columns-repeated="4"/>
        </table:table-row>
        <table:table-row table:style-name="ro1" table:number-rows-repeated="2">
          <table:table-cell table:style-name="ce20"/>
          <table:table-cell table:style-name="ce24"/>
          <table:table-cell table:style-name="ce30"/>
          <table:table-cell table:number-columns-repeated="4"/>
        </table:table-row>
        <table:table-row table:style-name="ro1">
          <table:table-cell table:style-name="ce20" table:number-columns-repeated="2"/>
          <table:table-cell table:style-name="ce30"/>
          <table:table-cell table:number-columns-repeated="4"/>
        </table:table-row>
        <table:table-row table:style-name="ro1">
          <table:table-cell table:style-name="ce20"/>
          <table:table-cell table:style-name="ce24"/>
          <table:table-cell table:style-name="ce30"/>
          <table:table-cell table:number-columns-repeated="4"/>
        </table:table-row>
        <table:table-row table:style-name="ro1">
          <table:table-cell table:style-name="ce20"/>
          <table:table-cell table:style-name="ce27"/>
          <table:table-cell table:style-name="ce30"/>
          <table:table-cell table:number-columns-repeated="4"/>
        </table:table-row>
        <table:table-row table:style-name="ro1">
          <table:table-cell table:style-name="ce20"/>
          <table:table-cell table:style-name="ce24"/>
          <table:table-cell table:style-name="ce30"/>
          <table:table-cell table:number-columns-repeated="4"/>
        </table:table-row>
        <table:table-row table:style-name="ro1">
          <table:table-cell table:style-name="ce20" table:number-columns-repeated="2"/>
          <table:table-cell table:style-name="ce30"/>
          <table:table-cell table:number-columns-repeated="4"/>
        </table:table-row>
        <table:table-row table:style-name="ro1">
          <table:table-cell table:style-name="ce20"/>
          <table:table-cell table:style-name="ce24"/>
          <table:table-cell table:style-name="ce30"/>
          <table:table-cell table:number-columns-repeated="4"/>
        </table:table-row>
        <table:table-row table:style-name="ro1" table:number-rows-repeated="2">
          <table:table-cell table:style-name="ce20" table:number-columns-repeated="2"/>
          <table:table-cell table:style-name="ce30"/>
          <table:table-cell table:number-columns-repeated="4"/>
        </table:table-row>
        <table:table-row table:style-name="ro1" table:number-rows-repeated="4">
          <table:table-cell table:style-name="ce20"/>
          <table:table-cell table:style-name="ce24"/>
          <table:table-cell table:style-name="ce30"/>
          <table:table-cell table:number-columns-repeated="4"/>
        </table:table-row>
        <table:table-row table:style-name="ro1">
          <table:table-cell table:style-name="ce20" table:number-columns-repeated="2"/>
          <table:table-cell table:style-name="ce30"/>
          <table:table-cell table:number-columns-repeated="4"/>
        </table:table-row>
        <table:table-row table:style-name="ro1" table:number-rows-repeated="2">
          <table:table-cell table:style-name="ce20"/>
          <table:table-cell table:style-name="ce24"/>
          <table:table-cell table:style-name="ce30"/>
          <table:table-cell table:number-columns-repeated="4"/>
        </table:table-row>
        <table:table-row table:style-name="ro1">
          <table:table-cell table:style-name="ce20"/>
          <table:table-cell table:style-name="ce23"/>
          <table:table-cell table:style-name="ce30"/>
          <table:table-cell table:number-columns-repeated="4"/>
        </table:table-row>
        <table:table-row table:style-name="ro1">
          <table:table-cell table:style-name="ce20"/>
          <table:table-cell table:style-name="ce26"/>
          <table:table-cell table:style-name="ce30"/>
          <table:table-cell table:number-columns-repeated="4"/>
        </table:table-row>
        <table:table-row table:style-name="ro1">
          <table:table-cell table:style-name="ce20" table:number-columns-repeated="2"/>
          <table:table-cell table:style-name="ce30"/>
          <table:table-cell table:number-columns-repeated="4"/>
        </table:table-row>
        <table:table-row table:style-name="ro1">
          <table:table-cell/>
          <table:table-cell table:style-name="ce24"/>
          <table:table-cell table:style-name="ce30"/>
          <table:table-cell table:number-columns-repeated="4"/>
        </table:table-row>
        <table:table-row table:style-name="ro1">
          <table:table-cell/>
          <table:table-cell table:style-name="ce27"/>
          <table:table-cell table:style-name="ce30"/>
          <table:table-cell table:number-columns-repeated="4"/>
        </table:table-row>
        <table:table-row table:style-name="ro1">
          <table:table-cell/>
          <table:table-cell table:style-name="ce24"/>
          <table:table-cell table:style-name="ce30"/>
          <table:table-cell table:number-columns-repeated="4"/>
        </table:table-row>
        <table:table-row table:style-name="ro1">
          <table:table-cell/>
          <table:table-cell table:style-name="ce20"/>
          <table:table-cell table:style-name="ce30"/>
          <table:table-cell table:number-columns-repeated="4"/>
        </table:table-row>
        <table:table-row table:style-name="ro1" table:number-rows-repeated="3">
          <table:table-cell/>
          <table:table-cell table:style-name="ce24"/>
          <table:table-cell table:style-name="ce30"/>
          <table:table-cell table:number-columns-repeated="4"/>
        </table:table-row>
        <table:table-row table:style-name="ro1">
          <table:table-cell/>
          <table:table-cell table:style-name="ce27"/>
          <table:table-cell table:style-name="ce30"/>
          <table:table-cell table:number-columns-repeated="4"/>
        </table:table-row>
        <table:table-row table:style-name="ro1">
          <table:table-cell/>
          <table:table-cell table:style-name="ce24"/>
          <table:table-cell table:style-name="ce30"/>
          <table:table-cell table:number-columns-repeated="4"/>
        </table:table-row>
        <table:table-row table:style-name="ro1" table:number-rows-repeated="2">
          <table:table-cell/>
          <table:table-cell table:style-name="ce20"/>
          <table:table-cell table:style-name="ce30"/>
          <table:table-cell table:number-columns-repeated="4"/>
        </table:table-row>
        <table:table-row table:style-name="ro1" table:number-rows-repeated="2">
          <table:table-cell/>
          <table:table-cell table:style-name="ce24"/>
          <table:table-cell table:style-name="ce30"/>
          <table:table-cell table:number-columns-repeated="4"/>
        </table:table-row>
        <table:table-row table:style-name="ro1">
          <table:table-cell/>
          <table:table-cell table:style-name="ce20"/>
          <table:table-cell table:style-name="ce30"/>
          <table:table-cell table:number-columns-repeated="4"/>
        </table:table-row>
        <table:table-row table:style-name="ro1">
          <table:table-cell/>
          <table:table-cell table:style-name="ce28"/>
          <table:table-cell table:style-name="ce30"/>
          <table:table-cell table:number-columns-repeated="4"/>
        </table:table-row>
        <table:table-row table:style-name="ro1">
          <table:table-cell/>
          <table:table-cell table:style-name="ce23"/>
          <table:table-cell table:style-name="ce30"/>
          <table:table-cell table:number-columns-repeated="4"/>
        </table:table-row>
        <table:table-row table:style-name="ro1" table:number-rows-repeated="2">
          <table:table-cell/>
          <table:table-cell table:style-name="ce24"/>
          <table:table-cell table:style-name="ce30"/>
          <table:table-cell table:number-columns-repeated="4"/>
        </table:table-row>
        <table:table-row table:style-name="ro1">
          <table:table-cell/>
          <table:table-cell table:style-name="ce29"/>
          <table:table-cell table:style-name="ce30"/>
          <table:table-cell table:number-columns-repeated="4"/>
        </table:table-row>
        <table:table-row table:style-name="ro1">
          <table:table-cell/>
          <table:table-cell table:style-name="ce27"/>
          <table:table-cell table:style-name="ce30"/>
          <table:table-cell table:number-columns-repeated="4"/>
        </table:table-row>
        <table:table-row table:style-name="ro1" table:number-rows-repeated="2">
          <table:table-cell/>
          <table:table-cell table:style-name="ce23"/>
          <table:table-cell table:style-name="ce30"/>
          <table:table-cell table:number-columns-repeated="4"/>
        </table:table-row>
        <table:table-row table:style-name="ro1" table:number-rows-repeated="6">
          <table:table-cell/>
          <table:table-cell table:style-name="ce24"/>
          <table:table-cell table:style-name="ce30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 table:number-rows-repeated="14">
          <table:table-cell/>
          <table:table-cell table:style-name="ce20"/>
          <table:table-cell table:style-name="ce30"/>
          <table:table-cell table:number-columns-repeated="4"/>
        </table:table-row>
        <table:table-row table:style-name="ro1">
          <table:table-cell/>
          <table:table-cell table:style-name="ce24"/>
          <table:table-cell table:style-name="ce30"/>
          <table:table-cell table:number-columns-repeated="4"/>
        </table:table-row>
        <table:table-row table:style-name="ro1" table:number-rows-repeated="2">
          <table:table-cell/>
          <table:table-cell table:style-name="ce20"/>
          <table:table-cell table:style-name="ce30"/>
          <table:table-cell table:number-columns-repeated="4"/>
        </table:table-row>
        <table:table-row table:style-name="ro1">
          <table:table-cell/>
          <table:table-cell table:style-name="ce24"/>
          <table:table-cell table:style-name="ce30"/>
          <table:table-cell table:number-columns-repeated="4"/>
        </table:table-row>
        <table:table-row table:style-name="ro1">
          <table:table-cell/>
          <table:table-cell table:style-name="ce20"/>
          <table:table-cell table:style-name="ce30"/>
          <table:table-cell table:number-columns-repeated="4"/>
        </table:table-row>
        <table:table-row table:style-name="ro1">
          <table:table-cell/>
          <table:table-cell table:style-name="ce24"/>
          <table:table-cell table:style-name="ce30"/>
          <table:table-cell table:number-columns-repeated="4"/>
        </table:table-row>
        <table:table-row table:style-name="ro1" table:number-rows-repeated="8">
          <table:table-cell/>
          <table:table-cell table:style-name="ce20"/>
          <table:table-cell table:style-name="ce30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 table:number-rows-repeated="2">
          <table:table-cell/>
          <table:table-cell table:style-name="ce20"/>
          <table:table-cell table:style-name="ce30"/>
          <table:table-cell table:number-columns-repeated="4"/>
        </table:table-row>
        <table:table-row table:style-name="ro1">
          <table:table-cell/>
          <table:table-cell table:style-name="ce24"/>
          <table:table-cell table:style-name="ce30"/>
          <table:table-cell table:number-columns-repeated="4"/>
        </table:table-row>
        <table:table-row table:style-name="ro1">
          <table:table-cell/>
          <table:table-cell table:style-name="ce20"/>
          <table:table-cell table:style-name="ce30"/>
          <table:table-cell table:number-columns-repeated="4"/>
        </table:table-row>
        <table:table-row table:style-name="ro1">
          <table:table-cell/>
          <table:table-cell table:style-name="ce24"/>
          <table:table-cell table:style-name="ce30"/>
          <table:table-cell table:number-columns-repeated="4"/>
        </table:table-row>
        <table:table-row table:style-name="ro1" table:number-rows-repeated="8">
          <table:table-cell/>
          <table:table-cell table:style-name="ce20"/>
          <table:table-cell table:style-name="ce30"/>
          <table:table-cell table:number-columns-repeated="4"/>
        </table:table-row>
        <table:table-row table:style-name="ro1" table:number-rows-repeated="1048336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Да</number:text>
    </number:number-style>
    <number:number-style style:name="N141P1" style:volatile="true">
      <number:text>Да</number:text>
    </number:number-style>
    <number:number-style style:name="N141">
      <number:text>Нет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Истина</number:text>
    </number:number-style>
    <number:number-style style:name="N143P1" style:volatile="true">
      <number:text>Истина</number:text>
    </number:number-style>
    <number:number-style style:name="N143">
      <number:text>Ложь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Вкл</number:text>
    </number:number-style>
    <number:number-style style:name="N145P1" style:volatile="true">
      <number:text>Вкл</number:text>
    </number:number-style>
    <number:number-style style:name="N145">
      <number:text>Выкл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7P0"/>
    </number:currency-style>
    <number:currency-style style:name="N14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" style:display-name="20% - Акцент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" style:display-name="Акцент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" style:display-name="Связанная ячейка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" style:display-name="20% - Акцент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" style:display-name="Нейтральный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" style:display-name="Связанная ячейка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" style:display-name="Хороший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" style:display-name="20% - Акцент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" style:display-name="20% - Акцент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" style:display-name="20% - Акцент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" style:display-name="2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" style:display-name="20% - Акцент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" style:display-name="20% - Акцент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" style:display-name="40% - Акцент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" style:display-name="40% - Акцент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" style:display-name="40% - Акцент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" style:display-name="4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" style:display-name="40% - Акцент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" style:display-name="40% - Акцент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" style:display-name="60% - Акцент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" style:display-name="60% - Акцент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" style:display-name="60% - Акцент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" style:display-name="60% - 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" style:display-name="60% - 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" style:display-name="60% - Акцент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" style:display-name="Акцент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" style:display-name="Акцент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" style:display-name="Акцент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" style:display-name="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" style:display-name="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" style:display-name="Акцент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" style:display-name="Ввод 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" style:display-name="Вывод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" style:display-name="Вычисление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" style:display-name="Заголовок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" style:display-name="Заголовок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" style:display-name="Заголовок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" style:display-name="Заголовок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" style:display-name="Итог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" style:display-name="Контрольная ячейка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" style:display-name="Название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" style:display-name="Нейтральный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" style:display-name="Плохой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" style:display-name="Пояснение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" style:display-name="Примечание 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" style:display-name="Связанная ячейка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" style:display-name="Текст предупреждения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" style:display-name="Хороший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" style:display-name="20% - Акцент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" style:display-name="20% - Акцент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" style:display-name="20% - Акцент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" style:display-name="20% - Акцент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" style:display-name="20% - Акцент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" style:display-name="20% - Акцент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" style:display-name="40% - Акцент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" style:display-name="40% - Акцент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" style:display-name="40% - Акцент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" style:display-name="40% - Акцент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" style:display-name="40% - Акцент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" style:display-name="40% - Акцент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" style:display-name="60% - Акцент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" style:display-name="60% - Акцент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" style:display-name="60% - Акцент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" style:display-name="60% - Акцент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" style:display-name="60% - Акцент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" style:display-name="60% - Акцент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" style:display-name="Акцент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" style:display-name="Акцент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" style:display-name="Акцент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" style:display-name="Акцент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" style:display-name="Акцент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" style:display-name="Акцент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" style:display-name="Ввод 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" style:display-name="Вывод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" style:display-name="Вычисление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" style:display-name="Заголовок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" style:display-name="Заголовок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" style:display-name="Заголовок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" style:display-name="Заголовок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" style:display-name="Итог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" style:display-name="Контрольная ячейка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" style:display-name="Название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" style:display-name="Нейтральный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" style:display-name="Плохой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" style:display-name="Пояснение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" style:display-name="Примечание 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" style:display-name="Связанная ячейка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" style:display-name="Текст предупреждения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" style:display-name="Хороший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5" style:display-name="20% - Акцент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5" style:display-name="20% - Акцент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5" style:display-name="20% - Акцент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5" style:display-name="20% - Акцент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5" style:display-name="20% - Акцент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5" style:display-name="20% - Акцент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5" style:display-name="40% - Акцент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5" style:display-name="40% - Акцент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5" style:display-name="40% - Акцент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5" style:display-name="40% - Акцент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5" style:display-name="40% - Акцент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5" style:display-name="40% - Акцент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5" style:display-name="60% - Акцент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5" style:display-name="60% - Акцент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5" style:display-name="60% - Акцент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5" style:display-name="60% - Акцент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5" style:display-name="60% - Акцент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5" style:display-name="60% - Акцент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5" style:display-name="Акцент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5" style:display-name="Акцент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5" style:display-name="Акцент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5" style:display-name="Акцент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5" style:display-name="Акцент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5" style:display-name="Акцент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5" style:display-name="Ввод 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5" style:display-name="Вывод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5" style:display-name="Вычисление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5" style:display-name="Заголовок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5" style:display-name="Заголовок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5" style:display-name="Заголовок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5" style:display-name="Заголовок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5" style:display-name="Итог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5" style:display-name="Контрольная ячейка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5" style:display-name="Название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5" style:display-name="Нейтральный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5" style:display-name="Плохой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5" style:display-name="Пояснение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5" style:display-name="Примечание 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5" style:display-name="Связанная ячейка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5" style:display-name="Текст предупреждения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5" style:display-name="Хороший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6" style:display-name="20% - Акцент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6" style:display-name="20% - Акцент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6" style:display-name="20% - Акцент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6" style:display-name="20% - Акцент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6" style:display-name="20% - Акцент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6" style:display-name="20% - Акцент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6" style:display-name="40% - Акцент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6" style:display-name="40% - Акцент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6" style:display-name="40% - Акцент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6" style:display-name="40% - Акцент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6" style:display-name="40% - Акцент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6" style:display-name="40% - Акцент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6" style:display-name="60% - Акцент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6" style:display-name="60% - Акцент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6" style:display-name="60% - Акцент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6" style:display-name="60% - Акцент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6" style:display-name="60% - Акцент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6" style:display-name="60% - Акцент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6" style:display-name="Акцент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6" style:display-name="Акцент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6" style:display-name="Акцент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6" style:display-name="Акцент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6" style:display-name="Акцент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6" style:display-name="Акцент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6" style:display-name="Ввод 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6" style:display-name="Вывод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6" style:display-name="Вычисление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6" style:display-name="Заголовок 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6" style:display-name="Заголовок 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6" style:display-name="Заголовок 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6" style:display-name="Заголовок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6" style:display-name="Итог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6" style:display-name="Контрольная ячейка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6" style:display-name="Название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6" style:display-name="Нейтральный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6" style:display-name="Плохой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6" style:display-name="Пояснение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6" style:display-name="Примечание 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6" style:display-name="Связанная ячейка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6" style:display-name="Текст предупреждения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6" style:display-name="Хороший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7" style:display-name="20% - Акцент1 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7" style:display-name="20% - Акцент2 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7" style:display-name="20% - Акцент3 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7" style:display-name="20% - Акцент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7" style:display-name="20% - Акцент5 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7" style:display-name="20% - Акцент6 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7" style:display-name="40% - Акцент1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7" style:display-name="40% - Акцент2 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7" style:display-name="40% - Акцент3 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7" style:display-name="40% - Акцент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7" style:display-name="40% - Акцент5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7" style:display-name="40% - Акцент6 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7" style:display-name="60% - Акцент1 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7" style:display-name="60% - Акцент2 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7" style:display-name="60% - Акцент3 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7" style:display-name="60% - Акцент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7" style:display-name="60% - Акцент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7" style:display-name="60% - Акцент6 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7" style:display-name="Акцент1 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7" style:display-name="Акцент2 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7" style:display-name="Акцент3 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7" style:display-name="Акцент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7" style:display-name="Акцент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7" style:display-name="Акцент6 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7" style:display-name="Ввод  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7" style:display-name="Вывод 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7" style:display-name="Вычисление 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7" style:display-name="Заголовок 1 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7" style:display-name="Заголовок 2 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7" style:display-name="Заголовок 3 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7" style:display-name="Заголовок 4 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7" style:display-name="Итог 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7" style:display-name="Контрольная ячейка 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7" style:display-name="Название 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7" style:display-name="Нейтральный 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7" style:display-name="Плохой 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7" style:display-name="Пояснение 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7" style:display-name="Примечание 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7" style:display-name="Связанная ячейка 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7" style:display-name="Текст предупреждения 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7" style:display-name="Хороший 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8" style:display-name="20% - Акцент1 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8" style:display-name="20% - Акцент2 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8" style:display-name="20% - Акцент3 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8" style:display-name="20% - Акцент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8" style:display-name="20% - Акцент5 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8" style:display-name="20% - Акцент6 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8" style:display-name="40% - Акцент1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8" style:display-name="40% - Акцент2 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8" style:display-name="40% - Акцент3 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8" style:display-name="40% - Акцент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8" style:display-name="40% - Акцент5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8" style:display-name="40% - Акцент6 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8" style:display-name="60% - Акцент1 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8" style:display-name="60% - Акцент2 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8" style:display-name="60% - Акцент3 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8" style:display-name="60% - Акцент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8" style:display-name="60% - Акцент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8" style:display-name="60% - Акцент6 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8" style:display-name="Акцент1 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8" style:display-name="Акцент2 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8" style:display-name="Акцент3 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8" style:display-name="Акцент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8" style:display-name="Акцент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8" style:display-name="Акцент6 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8" style:display-name="Ввод  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8" style:display-name="Вывод 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8" style:display-name="Вычисление 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8" style:display-name="Заголовок 1 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8" style:display-name="Заголовок 2 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8" style:display-name="Заголовок 3 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8" style:display-name="Заголовок 4 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8" style:display-name="Итог 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8" style:display-name="Контрольная ячейка 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8" style:display-name="Название 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8" style:display-name="Нейтральный 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8" style:display-name="Плохой 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8" style:display-name="Пояснение 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8" style:display-name="Примечание 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8" style:display-name="Связанная ячейка 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8" style:display-name="Текст предупреждения 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8" style:display-name="Хороший 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9" style:display-name="20% - Акцент1 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9" style:display-name="20% - Акцент2 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9" style:display-name="20% - Акцент3 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9" style:display-name="20% - Акцент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9" style:display-name="20% - Акцент5 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9" style:display-name="20% - Акцент6 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9" style:display-name="40% - Акцент1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9" style:display-name="40% - Акцент2 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9" style:display-name="40% - Акцент3 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9" style:display-name="40% - Акцент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9" style:display-name="40% - Акцент5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9" style:display-name="40% - Акцент6 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9" style:display-name="60% - Акцент1 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9" style:display-name="60% - Акцент2 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9" style:display-name="60% - Акцент3 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9" style:display-name="60% - Акцент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9" style:display-name="60% - Акцент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9" style:display-name="60% - Акцент6 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9" style:display-name="Акцент1 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9" style:display-name="Акцент2 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9" style:display-name="Акцент3 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9" style:display-name="Акцент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9" style:display-name="Акцент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9" style:display-name="Акцент6 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9" style:display-name="Ввод  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9" style:display-name="Вывод 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9" style:display-name="Вычисление 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9" style:display-name="Заголовок 1 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9" style:display-name="Заголовок 2 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9" style:display-name="Заголовок 3 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9" style:display-name="Заголовок 4 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9" style:display-name="Итог 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9" style:display-name="Контрольная ячейка 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9" style:display-name="Название 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9" style:display-name="Нейтральный 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9" style:display-name="Плохой 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9" style:display-name="Пояснение 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9" style:display-name="Примечание 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9" style:display-name="Связанная ячейка 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9" style:display-name="Текст предупреждения 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9" style:display-name="Хороший 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0" style:display-name="20% - Акцент1 1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0" style:display-name="20% - Акцент2 1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0" style:display-name="20% - Акцент3 1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0" style:display-name="20% - Акцент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0" style:display-name="20% - Акцент5 1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0" style:display-name="20% - Акцент6 1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0" style:display-name="40% - Акцент1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0" style:display-name="40% - Акцент2 1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0" style:display-name="40% - Акцент3 1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0" style:display-name="40% - Акцент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0" style:display-name="40% - Акцент5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0" style:display-name="40% - Акцент6 1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0" style:display-name="60% - Акцент1 1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0" style:display-name="60% - Акцент2 1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0" style:display-name="60% - Акцент3 1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0" style:display-name="60% - Акцент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0" style:display-name="60% - Акцент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0" style:display-name="60% - Акцент6 1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0" style:display-name="Акцент1 1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0" style:display-name="Акцент2 1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0" style:display-name="Акцент3 1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0" style:display-name="Акцент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0" style:display-name="Акцент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0" style:display-name="Акцент6 1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0" style:display-name="Ввод  1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0" style:display-name="Вывод 1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0" style:display-name="Вычисление 1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0" style:display-name="Заголовок 1 1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0" style:display-name="Заголовок 2 1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0" style:display-name="Заголовок 3 1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0" style:display-name="Заголовок 4 1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0" style:display-name="Итог 1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0" style:display-name="Контрольная ячейка 1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0" style:display-name="Название 1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0" style:display-name="Нейтральный 1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0" style:display-name="Плохой 1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0" style:display-name="Пояснение 1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0" style:display-name="Примечание 1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0" style:display-name="Связанная ячейка 1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0" style:display-name="Текст предупреждения 1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0" style:display-name="Хороший 1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1" style:display-name="20% - Акцент1 1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1" style:display-name="20% - Акцент2 1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1" style:display-name="20% - Акцент3 1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1" style:display-name="20% - Акцент4 1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1" style:display-name="20% - Акцент5 1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1" style:display-name="20% - Акцент6 1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1" style:display-name="40% - Акцент1 1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1" style:display-name="40% - Акцент2 1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1" style:display-name="40% - Акцент3 1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1" style:display-name="40% - Акцент4 1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1" style:display-name="40% - Акцент5 1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1" style:display-name="40% - Акцент6 1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1" style:display-name="60% - Акцент1 1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1" style:display-name="60% - Акцент2 1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1" style:display-name="60% - Акцент3 1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1" style:display-name="60% - Акцент4 1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1" style:display-name="60% - Акцент5 1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1" style:display-name="60% - Акцент6 1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1" style:display-name="Акцент1 1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1" style:display-name="Акцент2 1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1" style:display-name="Акцент3 1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1" style:display-name="Акцент4 1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1" style:display-name="Акцент5 1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1" style:display-name="Акцент6 1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1" style:display-name="Ввод  1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1" style:display-name="Вывод 1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1" style:display-name="Вычисление 1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1" style:display-name="Заголовок 1 1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1" style:display-name="Заголовок 2 1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1" style:display-name="Заголовок 3 1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1" style:display-name="Заголовок 4 1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1" style:display-name="Итог 1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1" style:display-name="Контрольная ячейка 1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1" style:display-name="Название 1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1" style:display-name="Нейтральный 1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1" style:display-name="Плохой 1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1" style:display-name="Пояснение 1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1" style:display-name="Примечание 1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1" style:display-name="Связанная ячейка 1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1" style:display-name="Текст предупреждения 1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1" style:display-name="Хороший 1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2" style:display-name="20% - Акцент1 1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2" style:display-name="20% - Акцент2 1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2" style:display-name="20% - Акцент3 1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2" style:display-name="20% - Акцент4 1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2" style:display-name="20% - Акцент5 1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2" style:display-name="20% - Акцент6 1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2" style:display-name="40% - Акцент1 1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2" style:display-name="40% - Акцент2 1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2" style:display-name="40% - Акцент3 1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2" style:display-name="40% - Акцент4 1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2" style:display-name="40% - Акцент5 1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2" style:display-name="40% - Акцент6 1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2" style:display-name="60% - Акцент1 1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2" style:display-name="60% - Акцент2 1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2" style:display-name="60% - Акцент3 1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2" style:display-name="60% - Акцент4 1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2" style:display-name="60% - Акцент5 1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2" style:display-name="60% - Акцент6 1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2" style:display-name="Акцент1 1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2" style:display-name="Акцент2 1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2" style:display-name="Акцент3 1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2" style:display-name="Акцент4 1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2" style:display-name="Акцент5 1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2" style:display-name="Акцент6 1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2" style:display-name="Ввод  1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2" style:display-name="Вывод 1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2" style:display-name="Вычисление 1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2" style:display-name="Заголовок 1 1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2" style:display-name="Заголовок 2 1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2" style:display-name="Заголовок 3 1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2" style:display-name="Заголовок 4 1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2" style:display-name="Итог 1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2" style:display-name="Контрольная ячейка 1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2" style:display-name="Название 1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2" style:display-name="Нейтральный 1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2" style:display-name="Плохой 1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2" style:display-name="Пояснение 1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2" style:display-name="Примечание 1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2" style:display-name="Связанная ячейка 1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2" style:display-name="Текст предупреждения 1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2" style:display-name="Хороший 1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3" style:display-name="20% - Акцент1 1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3" style:display-name="20% - Акцент2 1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3" style:display-name="20% - Акцент3 1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3" style:display-name="20% - Акцент4 1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3" style:display-name="20% - Акцент5 1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3" style:display-name="20% - Акцент6 1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3" style:display-name="40% - Акцент1 1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3" style:display-name="40% - Акцент2 1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3" style:display-name="40% - Акцент3 1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3" style:display-name="40% - Акцент4 1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3" style:display-name="40% - Акцент5 1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3" style:display-name="40% - Акцент6 1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3" style:display-name="60% - Акцент1 1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3" style:display-name="60% - Акцент2 1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3" style:display-name="60% - Акцент3 1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3" style:display-name="60% - Акцент4 1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3" style:display-name="60% - Акцент5 1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3" style:display-name="60% - Акцент6 1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3" style:display-name="Акцент1 1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3" style:display-name="Акцент2 1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3" style:display-name="Акцент3 1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3" style:display-name="Акцент4 1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3" style:display-name="Акцент5 1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3" style:display-name="Акцент6 1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3" style:display-name="Ввод  1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3" style:display-name="Вывод 1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3" style:display-name="Вычисление 1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3" style:display-name="Заголовок 1 1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3" style:display-name="Заголовок 2 1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3" style:display-name="Заголовок 3 1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3" style:display-name="Заголовок 4 1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3" style:display-name="Итог 1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3" style:display-name="Контрольная ячейка 1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3" style:display-name="Название 1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3" style:display-name="Нейтральный 1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3" style:display-name="Плохой 1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3" style:display-name="Пояснение 1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3" style:display-name="Примечание 1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3" style:display-name="Связанная ячейка 1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3" style:display-name="Текст предупреждения 1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3" style:display-name="Хороший 1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4" style:display-name="20% - Акцент1 1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4" style:display-name="20% - Акцент2 1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4" style:display-name="20% - Акцент3 1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4" style:display-name="20% - Акцент4 1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4" style:display-name="20% - Акцент5 1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4" style:display-name="20% - Акцент6 1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4" style:display-name="40% - Акцент1 1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4" style:display-name="40% - Акцент2 1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4" style:display-name="40% - Акцент3 1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4" style:display-name="40% - Акцент4 1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4" style:display-name="40% - Акцент5 1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4" style:display-name="40% - Акцент6 1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4" style:display-name="60% - Акцент1 1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4" style:display-name="60% - Акцент2 1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4" style:display-name="60% - Акцент3 1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4" style:display-name="60% - Акцент4 1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4" style:display-name="60% - Акцент5 1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4" style:display-name="60% - Акцент6 1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4" style:display-name="Акцент1 1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4" style:display-name="Акцент2 1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4" style:display-name="Акцент3 1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4" style:display-name="Акцент4 1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4" style:display-name="Акцент5 1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4" style:display-name="Акцент6 1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4" style:display-name="Ввод  1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4" style:display-name="Вывод 1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4" style:display-name="Вычисление 1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4" style:display-name="Заголовок 1 1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4" style:display-name="Заголовок 2 1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4" style:display-name="Заголовок 3 1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4" style:display-name="Заголовок 4 1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4" style:display-name="Итог 1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4" style:display-name="Контрольная ячейка 1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4" style:display-name="Название 1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4" style:display-name="Нейтральный 1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4" style:display-name="Плохой 1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4" style:display-name="Пояснение 1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4" style:display-name="Примечание 1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4" style:display-name="Связанная ячейка 1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4" style:display-name="Текст предупреждения 1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4" style:display-name="Хороший 1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5" style:display-name="20% - Акцент1 1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5" style:display-name="20% - Акцент2 1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5" style:display-name="20% - Акцент3 1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5" style:display-name="20% - Акцент4 1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5" style:display-name="20% - Акцент5 1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5" style:display-name="20% - Акцент6 1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5" style:display-name="40% - Акцент1 1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5" style:display-name="40% - Акцент2 1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5" style:display-name="40% - Акцент3 1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5" style:display-name="40% - Акцент4 1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5" style:display-name="40% - Акцент5 1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5" style:display-name="40% - Акцент6 1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5" style:display-name="60% - Акцент1 1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5" style:display-name="60% - Акцент2 1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5" style:display-name="60% - Акцент3 1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5" style:display-name="60% - Акцент4 1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5" style:display-name="60% - Акцент5 1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5" style:display-name="60% - Акцент6 1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5" style:display-name="Акцент1 1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5" style:display-name="Акцент2 1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5" style:display-name="Акцент3 1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5" style:display-name="Акцент4 1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5" style:display-name="Акцент5 1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5" style:display-name="Акцент6 1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5" style:display-name="Ввод  1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5" style:display-name="Вывод 1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5" style:display-name="Вычисление 1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5" style:display-name="Заголовок 1 1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5" style:display-name="Заголовок 2 1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5" style:display-name="Заголовок 3 1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5" style:display-name="Заголовок 4 1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5" style:display-name="Итог 1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5" style:display-name="Контрольная ячейка 1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5" style:display-name="Название 1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5" style:display-name="Нейтральный 1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5" style:display-name="Плохой 1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5" style:display-name="Пояснение 1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5" style:display-name="Примечание 1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5" style:display-name="Связанная ячейка 1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5" style:display-name="Текст предупреждения 1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5" style:display-name="Хороший 1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6" style:display-name="20% - Акцент1 1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6" style:display-name="20% - Акцент2 1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6" style:display-name="20% - Акцент3 1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6" style:display-name="20% - Акцент4 1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6" style:display-name="20% - Акцент5 1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6" style:display-name="20% - Акцент6 1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6" style:display-name="40% - Акцент1 1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6" style:display-name="40% - Акцент2 1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6" style:display-name="40% - Акцент3 1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6" style:display-name="40% - Акцент4 1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6" style:display-name="40% - Акцент5 1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6" style:display-name="40% - Акцент6 1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6" style:display-name="60% - Акцент1 1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6" style:display-name="60% - Акцент2 1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6" style:display-name="60% - Акцент3 1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6" style:display-name="60% - Акцент4 1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6" style:display-name="60% - Акцент5 1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6" style:display-name="60% - Акцент6 1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6" style:display-name="Акцент1 1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6" style:display-name="Акцент2 1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6" style:display-name="Акцент3 1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6" style:display-name="Акцент4 1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6" style:display-name="Акцент5 1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6" style:display-name="Акцент6 1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6" style:display-name="Ввод  1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6" style:display-name="Вывод 1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6" style:display-name="Вычисление 1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6" style:display-name="Заголовок 1 1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6" style:display-name="Заголовок 2 1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6" style:display-name="Заголовок 3 1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6" style:display-name="Заголовок 4 1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6" style:display-name="Итог 1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6" style:display-name="Контрольная ячейка 1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6" style:display-name="Название 1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6" style:display-name="Нейтральный 1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6" style:display-name="Плохой 1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6" style:display-name="Пояснение 1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6" style:display-name="Примечание 1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6" style:display-name="Связанная ячейка 1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6" style:display-name="Текст предупреждения 1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6" style:display-name="Хороший 1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7" style:display-name="20% - Акцент1 1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7" style:display-name="20% - Акцент2 1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7" style:display-name="20% - Акцент3 1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7" style:display-name="20% - Акцент4 1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7" style:display-name="20% - Акцент5 1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7" style:display-name="20% - Акцент6 1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7" style:display-name="40% - Акцент1 1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7" style:display-name="40% - Акцент2 1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7" style:display-name="40% - Акцент3 1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7" style:display-name="40% - Акцент4 1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7" style:display-name="40% - Акцент5 1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7" style:display-name="40% - Акцент6 1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7" style:display-name="60% - Акцент1 1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7" style:display-name="60% - Акцент2 1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7" style:display-name="60% - Акцент3 1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7" style:display-name="60% - Акцент4 1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7" style:display-name="60% - Акцент5 1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7" style:display-name="60% - Акцент6 1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7" style:display-name="Акцент1 1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7" style:display-name="Акцент2 1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7" style:display-name="Акцент3 1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7" style:display-name="Акцент4 1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7" style:display-name="Акцент5 1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7" style:display-name="Акцент6 1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7" style:display-name="Ввод  1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7" style:display-name="Вывод 1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7" style:display-name="Вычисление 1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7" style:display-name="Заголовок 1 1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7" style:display-name="Заголовок 2 1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7" style:display-name="Заголовок 3 1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7" style:display-name="Заголовок 4 1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7" style:display-name="Итог 1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7" style:display-name="Контрольная ячейка 1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7" style:display-name="Название 1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7" style:display-name="Нейтральный 1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7" style:display-name="Плохой 1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7" style:display-name="Пояснение 1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7" style:display-name="Примечание 1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7" style:display-name="Связанная ячейка 1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7" style:display-name="Текст предупреждения 1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7" style:display-name="Хороший 1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8" style:display-name="20% - Акцент1 1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8" style:display-name="20% - Акцент2 1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8" style:display-name="20% - Акцент3 1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8" style:display-name="20% - Акцент4 1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8" style:display-name="20% - Акцент5 1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8" style:display-name="20% - Акцент6 1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8" style:display-name="40% - Акцент1 1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8" style:display-name="40% - Акцент2 1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8" style:display-name="40% - Акцент3 1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8" style:display-name="40% - Акцент4 1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8" style:display-name="40% - Акцент5 1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8" style:display-name="40% - Акцент6 1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8" style:display-name="60% - Акцент1 1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8" style:display-name="60% - Акцент2 1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8" style:display-name="60% - Акцент3 1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8" style:display-name="60% - Акцент4 1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8" style:display-name="60% - Акцент5 1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8" style:display-name="60% - Акцент6 1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8" style:display-name="Акцент1 1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8" style:display-name="Акцент2 1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8" style:display-name="Акцент3 1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8" style:display-name="Акцент4 1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8" style:display-name="Акцент5 1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8" style:display-name="Акцент6 1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8" style:display-name="Ввод  1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8" style:display-name="Вывод 1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8" style:display-name="Вычисление 1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8" style:display-name="Заголовок 1 1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8" style:display-name="Заголовок 2 1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8" style:display-name="Заголовок 3 1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8" style:display-name="Заголовок 4 1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8" style:display-name="Итог 1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8" style:display-name="Контрольная ячейка 1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8" style:display-name="Название 1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8" style:display-name="Нейтральный 1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8" style:display-name="Плохой 1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8" style:display-name="Пояснение 1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8" style:display-name="Примечание 1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8" style:display-name="Связанная ячейка 1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8" style:display-name="Текст предупреждения 1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8" style:display-name="Хороший 1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9" style:display-name="20% - Акцент1 1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9" style:display-name="20% - Акцент2 1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9" style:display-name="20% - Акцент3 1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9" style:display-name="20% - Акцент4 1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9" style:display-name="20% - Акцент5 1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9" style:display-name="20% - Акцент6 1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9" style:display-name="40% - Акцент1 1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9" style:display-name="40% - Акцент2 1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9" style:display-name="40% - Акцент3 1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9" style:display-name="40% - Акцент4 1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9" style:display-name="40% - Акцент5 1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9" style:display-name="40% - Акцент6 1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9" style:display-name="60% - Акцент1 1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9" style:display-name="60% - Акцент2 1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9" style:display-name="60% - Акцент3 1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9" style:display-name="60% - Акцент4 1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9" style:display-name="60% - Акцент5 1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9" style:display-name="60% - Акцент6 1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9" style:display-name="Акцент1 1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9" style:display-name="Акцент2 1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9" style:display-name="Акцент3 1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9" style:display-name="Акцент4 1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9" style:display-name="Акцент5 1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9" style:display-name="Акцент6 1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9" style:display-name="Ввод  1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9" style:display-name="Вывод 1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9" style:display-name="Вычисление 1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9" style:display-name="Заголовок 1 1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9" style:display-name="Заголовок 2 1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9" style:display-name="Заголовок 3 1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9" style:display-name="Заголовок 4 1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9" style:display-name="Итог 1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9" style:display-name="Контрольная ячейка 1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9" style:display-name="Название 1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9" style:display-name="Нейтральный 1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9" style:display-name="Плохой 1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9" style:display-name="Пояснение 1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9" style:display-name="Примечание 1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9" style:display-name="Связанная ячейка 1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9" style:display-name="Текст предупреждения 1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9" style:display-name="Хороший 1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0" style:display-name="20% - Акцент1 2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0" style:display-name="20% - Акцент2 2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0" style:display-name="20% - Акцент3 2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0" style:display-name="20% - Акцент4 2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0" style:display-name="20% - Акцент5 2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0" style:display-name="20% - Акцент6 2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0" style:display-name="40% - Акцент1 2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0" style:display-name="40% - Акцент2 2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0" style:display-name="40% - Акцент3 2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0" style:display-name="40% - Акцент4 2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0" style:display-name="40% - Акцент5 2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0" style:display-name="40% - Акцент6 2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0" style:display-name="60% - Акцент1 2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0" style:display-name="60% - Акцент2 2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0" style:display-name="60% - Акцент3 2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0" style:display-name="60% - Акцент4 2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0" style:display-name="60% - Акцент5 2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0" style:display-name="60% - Акцент6 2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0" style:display-name="Акцент1 2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0" style:display-name="Акцент2 2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0" style:display-name="Акцент3 2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0" style:display-name="Акцент4 2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0" style:display-name="Акцент5 2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0" style:display-name="Акцент6 2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0" style:display-name="Ввод  2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0" style:display-name="Вывод 2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0" style:display-name="Вычисление 2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0" style:display-name="Заголовок 1 2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0" style:display-name="Заголовок 2 2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0" style:display-name="Заголовок 3 2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0" style:display-name="Заголовок 4 2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0" style:display-name="Итог 2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0" style:display-name="Контрольная ячейка 2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0" style:display-name="Название 2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0" style:display-name="Нейтральный 2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0" style:display-name="Плохой 2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0" style:display-name="Пояснение 2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0" style:display-name="Примечание 2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0" style:display-name="Связанная ячейка 2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0" style:display-name="Текст предупреждения 2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0" style:display-name="Хороший 2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1" style:display-name="20% - Акцент1 2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1" style:display-name="20% - Акцент2 2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1" style:display-name="20% - Акцент3 2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1" style:display-name="20% - Акцент4 2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1" style:display-name="20% - Акцент5 2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1" style:display-name="20% - Акцент6 2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1" style:display-name="40% - Акцент1 2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1" style:display-name="40% - Акцент2 2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1" style:display-name="40% - Акцент3 2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1" style:display-name="40% - Акцент4 2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1" style:display-name="40% - Акцент5 2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1" style:display-name="40% - Акцент6 2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1" style:display-name="60% - Акцент1 2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1" style:display-name="60% - Акцент2 2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1" style:display-name="60% - Акцент3 2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1" style:display-name="60% - Акцент4 2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1" style:display-name="60% - Акцент5 2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1" style:display-name="60% - Акцент6 2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1" style:display-name="Акцент1 2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1" style:display-name="Акцент2 2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1" style:display-name="Акцент3 2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1" style:display-name="Акцент4 2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1" style:display-name="Акцент5 2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1" style:display-name="Акцент6 2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1" style:display-name="Ввод  2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1" style:display-name="Вывод 2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1" style:display-name="Вычисление 2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1" style:display-name="Заголовок 1 2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1" style:display-name="Заголовок 2 2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1" style:display-name="Заголовок 3 2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1" style:display-name="Заголовок 4 2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1" style:display-name="Итог 2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1" style:display-name="Контрольная ячейка 2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1" style:display-name="Название 2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1" style:display-name="Нейтральный 2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1" style:display-name="Плохой 2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1" style:display-name="Пояснение 2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1" style:display-name="Примечание 2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1" style:display-name="Связанная ячейка 2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1" style:display-name="Текст предупреждения 2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1" style:display-name="Хороший 2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2" style:display-name="20% - Акцент1 2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2" style:display-name="20% - Акцент2 2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2" style:display-name="20% - Акцент3 2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2" style:display-name="20% - Акцент4 2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2" style:display-name="20% - Акцент5 2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2" style:display-name="20% - Акцент6 2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2" style:display-name="40% - Акцент1 2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2" style:display-name="40% - Акцент2 2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2" style:display-name="40% - Акцент3 2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2" style:display-name="40% - Акцент4 2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2" style:display-name="40% - Акцент5 2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2" style:display-name="40% - Акцент6 2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2" style:display-name="60% - Акцент1 2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2" style:display-name="60% - Акцент2 2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2" style:display-name="60% - Акцент3 2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2" style:display-name="60% - Акцент4 2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2" style:display-name="60% - Акцент5 2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2" style:display-name="60% - Акцент6 2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2" style:display-name="Акцент1 2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2" style:display-name="Акцент2 2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2" style:display-name="Акцент3 2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2" style:display-name="Акцент4 2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2" style:display-name="Акцент5 2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2" style:display-name="Акцент6 2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2" style:display-name="Ввод  2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2" style:display-name="Вывод 2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2" style:display-name="Вычисление 2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2" style:display-name="Заголовок 1 2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2" style:display-name="Заголовок 2 2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2" style:display-name="Заголовок 3 2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2" style:display-name="Заголовок 4 2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2" style:display-name="Итог 2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2" style:display-name="Контрольная ячейка 2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2" style:display-name="Название 2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2" style:display-name="Нейтральный 2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2" style:display-name="Плохой 2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2" style:display-name="Пояснение 2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2" style:display-name="Примечание 2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2" style:display-name="Связанная ячейка 2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2" style:display-name="Текст предупреждения 2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2" style:display-name="Хороший 2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3" style:display-name="20% - Акцент1 2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3" style:display-name="20% - Акцент2 2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3" style:display-name="20% - Акцент3 2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3" style:display-name="20% - Акцент4 2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3" style:display-name="20% - Акцент5 2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3" style:display-name="20% - Акцент6 2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3" style:display-name="40% - Акцент1 2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3" style:display-name="40% - Акцент2 2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3" style:display-name="40% - Акцент3 2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3" style:display-name="40% - Акцент4 2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3" style:display-name="40% - Акцент5 2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3" style:display-name="40% - Акцент6 2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3" style:display-name="60% - Акцент1 2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3" style:display-name="60% - Акцент2 2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3" style:display-name="60% - Акцент3 2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3" style:display-name="60% - Акцент4 2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3" style:display-name="60% - Акцент5 2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3" style:display-name="60% - Акцент6 2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3" style:display-name="Акцент1 2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3" style:display-name="Акцент2 2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3" style:display-name="Акцент3 2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3" style:display-name="Акцент4 2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3" style:display-name="Акцент5 2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3" style:display-name="Акцент6 2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3" style:display-name="Ввод  2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3" style:display-name="Вывод 2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3" style:display-name="Вычисление 2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3" style:display-name="Заголовок 1 2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3" style:display-name="Заголовок 2 2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3" style:display-name="Заголовок 3 2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3" style:display-name="Заголовок 4 2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3" style:display-name="Итог 2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3" style:display-name="Контрольная ячейка 2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3" style:display-name="Название 2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3" style:display-name="Нейтральный 2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3" style:display-name="Плохой 2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3" style:display-name="Пояснение 2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3" style:display-name="Примечание 2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3" style:display-name="Связанная ячейка 2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3" style:display-name="Текст предупреждения 2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3" style:display-name="Хороший 2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4" style:display-name="20% - Акцент1 2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4" style:display-name="20% - Акцент2 2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4" style:display-name="20% - Акцент3 2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4" style:display-name="20% - Акцент4 2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4" style:display-name="20% - Акцент5 2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4" style:display-name="20% - Акцент6 2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4" style:display-name="40% - Акцент1 2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4" style:display-name="40% - Акцент2 2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4" style:display-name="40% - Акцент3 2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4" style:display-name="40% - Акцент4 2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4" style:display-name="40% - Акцент5 2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4" style:display-name="40% - Акцент6 2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4" style:display-name="60% - Акцент1 2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4" style:display-name="60% - Акцент2 2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4" style:display-name="60% - Акцент3 2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4" style:display-name="60% - Акцент4 2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4" style:display-name="60% - Акцент5 2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4" style:display-name="60% - Акцент6 2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4" style:display-name="Акцент1 2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4" style:display-name="Акцент2 2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4" style:display-name="Акцент3 2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4" style:display-name="Акцент4 2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4" style:display-name="Акцент5 2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4" style:display-name="Акцент6 2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4" style:display-name="Ввод  2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4" style:display-name="Вывод 2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4" style:display-name="Вычисление 2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4" style:display-name="Заголовок 1 2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4" style:display-name="Заголовок 2 2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4" style:display-name="Заголовок 3 2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4" style:display-name="Заголовок 4 2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4" style:display-name="Итог 2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4" style:display-name="Контрольная ячейка 2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4" style:display-name="Название 2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4" style:display-name="Нейтральный 2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4" style:display-name="Плохой 2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4" style:display-name="Пояснение 2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4" style:display-name="Примечание 2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4" style:display-name="Связанная ячейка 2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4" style:display-name="Текст предупреждения 2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4" style:display-name="Хороший 2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5" style:display-name="20% - Акцент1 2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5" style:display-name="20% - Акцент2 2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5" style:display-name="20% - Акцент3 2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5" style:display-name="20% - Акцент4 2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5" style:display-name="20% - Акцент5 2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5" style:display-name="20% - Акцент6 2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5" style:display-name="40% - Акцент1 2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5" style:display-name="40% - Акцент2 2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5" style:display-name="40% - Акцент3 2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5" style:display-name="40% - Акцент4 2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5" style:display-name="40% - Акцент5 2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5" style:display-name="40% - Акцент6 2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5" style:display-name="60% - Акцент1 2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5" style:display-name="60% - Акцент2 2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5" style:display-name="60% - Акцент3 2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5" style:display-name="60% - Акцент4 2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5" style:display-name="60% - Акцент5 2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5" style:display-name="60% - Акцент6 2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5" style:display-name="Акцент1 2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5" style:display-name="Акцент2 2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5" style:display-name="Акцент3 2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5" style:display-name="Акцент4 2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5" style:display-name="Акцент5 2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5" style:display-name="Акцент6 2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5" style:display-name="Ввод  2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5" style:display-name="Вывод 2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5" style:display-name="Вычисление 2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5" style:display-name="Заголовок 1 2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5" style:display-name="Заголовок 2 2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5" style:display-name="Заголовок 3 2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5" style:display-name="Заголовок 4 2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5" style:display-name="Итог 2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5" style:display-name="Контрольная ячейка 2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5" style:display-name="Название 2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5" style:display-name="Нейтральный 2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5" style:display-name="Плохой 2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5" style:display-name="Пояснение 2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5" style:display-name="Примечание 2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5" style:display-name="Связанная ячейка 2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5" style:display-name="Текст предупреждения 2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5" style:display-name="Хороший 2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6" style:display-name="20% - Акцент1 2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6" style:display-name="20% - Акцент2 2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6" style:display-name="20% - Акцент3 2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6" style:display-name="20% - Акцент4 2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6" style:display-name="20% - Акцент5 2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6" style:display-name="20% - Акцент6 2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6" style:display-name="40% - Акцент1 2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6" style:display-name="40% - Акцент2 2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6" style:display-name="40% - Акцент3 2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6" style:display-name="40% - Акцент4 2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6" style:display-name="40% - Акцент5 2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6" style:display-name="40% - Акцент6 2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6" style:display-name="60% - Акцент1 2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6" style:display-name="60% - Акцент2 2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6" style:display-name="60% - Акцент3 2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6" style:display-name="60% - Акцент4 2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6" style:display-name="60% - Акцент5 2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6" style:display-name="60% - Акцент6 2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6" style:display-name="Акцент1 2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6" style:display-name="Акцент2 2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6" style:display-name="Акцент3 2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6" style:display-name="Акцент4 2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6" style:display-name="Акцент5 2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6" style:display-name="Акцент6 2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6" style:display-name="Ввод  2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6" style:display-name="Вывод 2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6" style:display-name="Вычисление 2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6" style:display-name="Заголовок 1 2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6" style:display-name="Заголовок 2 2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6" style:display-name="Заголовок 3 2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6" style:display-name="Заголовок 4 2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6" style:display-name="Итог 2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6" style:display-name="Контрольная ячейка 2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6" style:display-name="Название 2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6" style:display-name="Нейтральный 2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6" style:display-name="Плохой 2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6" style:display-name="Пояснение 2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6" style:display-name="Примечание 2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6" style:display-name="Связанная ячейка 2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6" style:display-name="Текст предупреждения 2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6" style:display-name="Хороший 2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7" style:display-name="20% - Акцент1 2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7" style:display-name="20% - Акцент2 2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7" style:display-name="20% - Акцент3 2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7" style:display-name="20% - Акцент4 2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7" style:display-name="20% - Акцент5 2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7" style:display-name="20% - Акцент6 2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7" style:display-name="40% - Акцент1 2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7" style:display-name="40% - Акцент2 2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7" style:display-name="40% - Акцент3 2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7" style:display-name="40% - Акцент4 2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7" style:display-name="40% - Акцент5 2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7" style:display-name="40% - Акцент6 2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7" style:display-name="60% - Акцент1 2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7" style:display-name="60% - Акцент2 2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7" style:display-name="60% - Акцент3 2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7" style:display-name="60% - Акцент4 2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7" style:display-name="60% - Акцент5 2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7" style:display-name="60% - Акцент6 2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7" style:display-name="Акцент1 2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7" style:display-name="Акцент2 2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7" style:display-name="Акцент3 2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7" style:display-name="Акцент4 2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7" style:display-name="Акцент5 2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7" style:display-name="Акцент6 2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7" style:display-name="Ввод  2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7" style:display-name="Вывод 2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7" style:display-name="Вычисление 2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7" style:display-name="Заголовок 1 2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7" style:display-name="Заголовок 2 2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7" style:display-name="Заголовок 3 2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7" style:display-name="Заголовок 4 2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7" style:display-name="Итог 2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7" style:display-name="Контрольная ячейка 2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7" style:display-name="Название 2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7" style:display-name="Нейтральный 2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7" style:display-name="Плохой 2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7" style:display-name="Пояснение 2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7" style:display-name="Примечание 2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7" style:display-name="Связанная ячейка 2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7" style:display-name="Текст предупреждения 2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7" style:display-name="Хороший 2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8" style:display-name="20% - Акцент1 2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8" style:display-name="20% - Акцент2 2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8" style:display-name="20% - Акцент3 2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8" style:display-name="20% - Акцент4 2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8" style:display-name="20% - Акцент5 2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8" style:display-name="20% - Акцент6 2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8" style:display-name="40% - Акцент1 2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8" style:display-name="40% - Акцент2 2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8" style:display-name="40% - Акцент3 2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8" style:display-name="40% - Акцент4 2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8" style:display-name="40% - Акцент5 2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8" style:display-name="40% - Акцент6 2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8" style:display-name="60% - Акцент1 2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8" style:display-name="60% - Акцент2 2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8" style:display-name="60% - Акцент3 2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8" style:display-name="60% - Акцент4 2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8" style:display-name="60% - Акцент5 2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8" style:display-name="60% - Акцент6 2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8" style:display-name="Акцент1 2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8" style:display-name="Акцент2 2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8" style:display-name="Акцент3 2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8" style:display-name="Акцент4 2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8" style:display-name="Акцент5 2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8" style:display-name="Акцент6 2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8" style:display-name="Ввод  2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8" style:display-name="Вывод 2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8" style:display-name="Вычисление 2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8" style:display-name="Заголовок 1 2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8" style:display-name="Заголовок 2 2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8" style:display-name="Заголовок 3 2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8" style:display-name="Заголовок 4 2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8" style:display-name="Итог 2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8" style:display-name="Контрольная ячейка 2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8" style:display-name="Название 2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8" style:display-name="Нейтральный 2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8" style:display-name="Плохой 2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8" style:display-name="Пояснение 2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8" style:display-name="Примечание 2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8" style:display-name="Связанная ячейка 2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8" style:display-name="Текст предупреждения 2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8" style:display-name="Хороший 2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9" style:display-name="20% - Акцент1 2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9" style:display-name="20% - Акцент2 2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9" style:display-name="20% - Акцент3 2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9" style:display-name="20% - Акцент4 2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9" style:display-name="20% - Акцент5 2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9" style:display-name="20% - Акцент6 2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9" style:display-name="40% - Акцент1 2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9" style:display-name="40% - Акцент2 2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9" style:display-name="40% - Акцент3 2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9" style:display-name="40% - Акцент4 2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9" style:display-name="40% - Акцент5 2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9" style:display-name="40% - Акцент6 2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9" style:display-name="60% - Акцент1 2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9" style:display-name="60% - Акцент2 2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9" style:display-name="60% - Акцент3 2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9" style:display-name="60% - Акцент4 2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9" style:display-name="60% - Акцент5 2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9" style:display-name="60% - Акцент6 2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9" style:display-name="Акцент1 2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9" style:display-name="Акцент2 2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9" style:display-name="Акцент3 2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9" style:display-name="Акцент4 2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9" style:display-name="Акцент5 2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9" style:display-name="Акцент6 2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9" style:display-name="Ввод  2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9" style:display-name="Вывод 2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9" style:display-name="Вычисление 2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9" style:display-name="Заголовок 1 2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9" style:display-name="Заголовок 2 2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9" style:display-name="Заголовок 3 2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9" style:display-name="Заголовок 4 2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9" style:display-name="Итог 2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9" style:display-name="Контрольная ячейка 2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9" style:display-name="Название 2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9" style:display-name="Нейтральный 2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9" style:display-name="Плохой 2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9" style:display-name="Пояснение 2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9" style:display-name="Примечание 2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9" style:display-name="Связанная ячейка 2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9" style:display-name="Текст предупреждения 2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9" style:display-name="Хороший 2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0" style:display-name="20% - Акцент1 3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0" style:display-name="20% - Акцент2 3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0" style:display-name="20% - Акцент3 3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0" style:display-name="20% - Акцент4 3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0" style:display-name="20% - Акцент5 3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0" style:display-name="20% - Акцент6 3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0" style:display-name="40% - Акцент1 3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0" style:display-name="40% - Акцент2 3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0" style:display-name="40% - Акцент3 3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0" style:display-name="40% - Акцент4 3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0" style:display-name="40% - Акцент5 3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0" style:display-name="40% - Акцент6 3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0" style:display-name="60% - Акцент1 3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0" style:display-name="60% - Акцент2 3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0" style:display-name="60% - Акцент3 3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0" style:display-name="60% - Акцент4 3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0" style:display-name="60% - Акцент5 3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0" style:display-name="60% - Акцент6 3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0" style:display-name="Акцент1 3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0" style:display-name="Акцент2 3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0" style:display-name="Акцент3 3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0" style:display-name="Акцент4 3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0" style:display-name="Акцент5 3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0" style:display-name="Акцент6 3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0" style:display-name="Ввод  3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0" style:display-name="Вывод 3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0" style:display-name="Вычисление 3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0" style:display-name="Заголовок 1 3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0" style:display-name="Заголовок 2 3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0" style:display-name="Заголовок 3 3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0" style:display-name="Заголовок 4 3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0" style:display-name="Итог 3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0" style:display-name="Контрольная ячейка 3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0" style:display-name="Название 3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0" style:display-name="Нейтральный 3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0" style:display-name="Плохой 3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0" style:display-name="Пояснение 3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0" style:display-name="Примечание 3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0" style:display-name="Связанная ячейка 3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0" style:display-name="Текст предупреждения 3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0" style:display-name="Хороший 3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1" style:display-name="20% - Акцент1 3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1" style:display-name="20% - Акцент2 3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1" style:display-name="20% - Акцент3 3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1" style:display-name="20% - Акцент4 3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1" style:display-name="20% - Акцент5 3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1" style:display-name="20% - Акцент6 3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1" style:display-name="40% - Акцент1 3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1" style:display-name="40% - Акцент2 3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1" style:display-name="40% - Акцент3 3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1" style:display-name="40% - Акцент4 3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1" style:display-name="40% - Акцент5 3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1" style:display-name="40% - Акцент6 3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1" style:display-name="60% - Акцент1 3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1" style:display-name="60% - Акцент2 3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1" style:display-name="60% - Акцент3 3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1" style:display-name="60% - Акцент4 3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1" style:display-name="60% - Акцент5 3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1" style:display-name="60% - Акцент6 3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1" style:display-name="Акцент1 3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1" style:display-name="Акцент2 3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1" style:display-name="Акцент3 3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1" style:display-name="Акцент4 3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1" style:display-name="Акцент5 3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1" style:display-name="Акцент6 3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1" style:display-name="Ввод  3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1" style:display-name="Вывод 3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1" style:display-name="Вычисление 3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1" style:display-name="Заголовок 1 3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1" style:display-name="Заголовок 2 3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1" style:display-name="Заголовок 3 3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1" style:display-name="Заголовок 4 3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1" style:display-name="Итог 3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1" style:display-name="Контрольная ячейка 3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1" style:display-name="Название 3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1" style:display-name="Нейтральный 3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1" style:display-name="Плохой 3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1" style:display-name="Пояснение 3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1" style:display-name="Примечание 3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1" style:display-name="Связанная ячейка 3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1" style:display-name="Текст предупреждения 3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1" style:display-name="Хороший 3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2" style:display-name="20% - Акцент1 3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2" style:display-name="20% - Акцент2 3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2" style:display-name="20% - Акцент3 3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2" style:display-name="20% - Акцент4 3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2" style:display-name="20% - Акцент5 3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2" style:display-name="20% - Акцент6 3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2" style:display-name="40% - Акцент1 3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2" style:display-name="40% - Акцент2 3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2" style:display-name="40% - Акцент3 3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2" style:display-name="40% - Акцент4 3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2" style:display-name="40% - Акцент5 3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2" style:display-name="40% - Акцент6 3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2" style:display-name="60% - Акцент1 3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2" style:display-name="60% - Акцент2 3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2" style:display-name="60% - Акцент3 3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2" style:display-name="60% - Акцент4 3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2" style:display-name="60% - Акцент5 3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2" style:display-name="60% - Акцент6 3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2" style:display-name="Акцент1 3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2" style:display-name="Акцент2 3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2" style:display-name="Акцент3 3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2" style:display-name="Акцент4 3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2" style:display-name="Акцент5 3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2" style:display-name="Акцент6 3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2" style:display-name="Ввод  3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2" style:display-name="Вывод 3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2" style:display-name="Вычисление 3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2" style:display-name="Заголовок 1 3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2" style:display-name="Заголовок 2 3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2" style:display-name="Заголовок 3 3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2" style:display-name="Заголовок 4 3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2" style:display-name="Итог 3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2" style:display-name="Контрольная ячейка 3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2" style:display-name="Название 3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2" style:display-name="Нейтральный 3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2" style:display-name="Плохой 3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2" style:display-name="Пояснение 3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2" style:display-name="Примечание 3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2" style:display-name="Связанная ячейка 3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2" style:display-name="Текст предупреждения 3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2" style:display-name="Хороший 3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3" style:display-name="20% - Акцент1 3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3" style:display-name="20% - Акцент2 3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3" style:display-name="20% - Акцент3 3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3" style:display-name="20% - Акцент4 3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3" style:display-name="20% - Акцент5 3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3" style:display-name="20% - Акцент6 3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3" style:display-name="40% - Акцент1 3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3" style:display-name="40% - Акцент2 3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3" style:display-name="40% - Акцент3 3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3" style:display-name="40% - Акцент4 3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3" style:display-name="40% - Акцент5 3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3" style:display-name="40% - Акцент6 3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3" style:display-name="60% - Акцент1 3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3" style:display-name="60% - Акцент2 3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3" style:display-name="60% - Акцент3 3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3" style:display-name="60% - Акцент4 3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3" style:display-name="60% - Акцент5 3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3" style:display-name="60% - Акцент6 3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3" style:display-name="Акцент1 3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3" style:display-name="Акцент2 3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3" style:display-name="Акцент3 3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3" style:display-name="Акцент4 3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3" style:display-name="Акцент5 3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3" style:display-name="Акцент6 3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3" style:display-name="Ввод  3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3" style:display-name="Вывод 3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3" style:display-name="Вычисление 3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3" style:display-name="Заголовок 1 3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3" style:display-name="Заголовок 2 3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3" style:display-name="Заголовок 3 3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3" style:display-name="Заголовок 4 3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3" style:display-name="Итог 3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3" style:display-name="Контрольная ячейка 3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3" style:display-name="Название 3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3" style:display-name="Нейтральный 3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3" style:display-name="Плохой 3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3" style:display-name="Пояснение 3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3" style:display-name="Примечание 3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3" style:display-name="Связанная ячейка 3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3" style:display-name="Текст предупреждения 3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3" style:display-name="Хороший 3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4" style:display-name="20% - Акцент1 3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4" style:display-name="20% - Акцент2 3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4" style:display-name="20% - Акцент3 3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4" style:display-name="20% - Акцент4 3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4" style:display-name="20% - Акцент5 3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4" style:display-name="20% - Акцент6 3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4" style:display-name="40% - Акцент1 3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4" style:display-name="40% - Акцент2 3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4" style:display-name="40% - Акцент3 3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4" style:display-name="40% - Акцент4 3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4" style:display-name="40% - Акцент5 3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4" style:display-name="40% - Акцент6 3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4" style:display-name="60% - Акцент1 3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4" style:display-name="60% - Акцент2 3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4" style:display-name="60% - Акцент3 3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4" style:display-name="60% - Акцент4 3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4" style:display-name="60% - Акцент5 3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4" style:display-name="60% - Акцент6 3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4" style:display-name="Акцент1 3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4" style:display-name="Акцент2 3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4" style:display-name="Акцент3 3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4" style:display-name="Акцент4 3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4" style:display-name="Акцент5 3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4" style:display-name="Акцент6 3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4" style:display-name="Ввод  3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4" style:display-name="Вывод 3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4" style:display-name="Вычисление 3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4" style:display-name="Заголовок 1 3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4" style:display-name="Заголовок 2 3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4" style:display-name="Заголовок 3 3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4" style:display-name="Заголовок 4 3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4" style:display-name="Итог 3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4" style:display-name="Контрольная ячейка 3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4" style:display-name="Название 3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4" style:display-name="Нейтральный 3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4" style:display-name="Плохой 3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4" style:display-name="Пояснение 3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4" style:display-name="Примечание 3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4" style:display-name="Связанная ячейка 3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4" style:display-name="Текст предупреждения 3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4" style:display-name="Хороший 3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5" style:display-name="20% - Акцент1 3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5" style:display-name="20% - Акцент2 3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5" style:display-name="20% - Акцент3 3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5" style:display-name="20% - Акцент4 3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5" style:display-name="20% - Акцент5 3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5" style:display-name="20% - Акцент6 3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5" style:display-name="40% - Акцент1 3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5" style:display-name="40% - Акцент2 3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5" style:display-name="40% - Акцент3 3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5" style:display-name="40% - Акцент4 3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5" style:display-name="40% - Акцент5 3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5" style:display-name="40% - Акцент6 3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5" style:display-name="60% - Акцент1 3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5" style:display-name="60% - Акцент2 3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5" style:display-name="60% - Акцент3 3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5" style:display-name="60% - Акцент4 3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5" style:display-name="60% - Акцент5 3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5" style:display-name="60% - Акцент6 3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5" style:display-name="Акцент1 3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5" style:display-name="Акцент2 3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5" style:display-name="Акцент3 3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5" style:display-name="Акцент4 3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5" style:display-name="Акцент5 3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5" style:display-name="Акцент6 3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5" style:display-name="Ввод  3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5" style:display-name="Вывод 3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5" style:display-name="Вычисление 3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5" style:display-name="Заголовок 1 3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5" style:display-name="Заголовок 2 3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5" style:display-name="Заголовок 3 3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5" style:display-name="Заголовок 4 3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5" style:display-name="Итог 3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5" style:display-name="Контрольная ячейка 3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5" style:display-name="Название 3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5" style:display-name="Нейтральный 3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5" style:display-name="Плохой 3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5" style:display-name="Пояснение 3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5" style:display-name="Примечание 3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5" style:display-name="Связанная ячейка 3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5" style:display-name="Текст предупреждения 3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5" style:display-name="Хороший 3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6" style:display-name="20% - Акцент1 3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6" style:display-name="20% - Акцент2 3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6" style:display-name="20% - Акцент3 3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6" style:display-name="20% - Акцент4 3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6" style:display-name="20% - Акцент5 3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6" style:display-name="20% - Акцент6 3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6" style:display-name="40% - Акцент1 3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6" style:display-name="40% - Акцент2 3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6" style:display-name="40% - Акцент3 3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6" style:display-name="40% - Акцент4 3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6" style:display-name="40% - Акцент5 3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6" style:display-name="40% - Акцент6 3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6" style:display-name="60% - Акцент1 3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6" style:display-name="60% - Акцент2 3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6" style:display-name="60% - Акцент3 3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6" style:display-name="60% - Акцент4 3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6" style:display-name="60% - Акцент5 3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6" style:display-name="60% - Акцент6 3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6" style:display-name="Акцент1 3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6" style:display-name="Акцент2 3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6" style:display-name="Акцент3 3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6" style:display-name="Акцент4 3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6" style:display-name="Акцент5 3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6" style:display-name="Акцент6 3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6" style:display-name="Ввод  3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6" style:display-name="Вывод 3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6" style:display-name="Вычисление 3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6" style:display-name="Заголовок 1 3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6" style:display-name="Заголовок 2 3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6" style:display-name="Заголовок 3 3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6" style:display-name="Заголовок 4 3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6" style:display-name="Итог 3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6" style:display-name="Контрольная ячейка 3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6" style:display-name="Название 3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6" style:display-name="Нейтральный 3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6" style:display-name="Плохой 3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6" style:display-name="Пояснение 3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6" style:display-name="Примечание 3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6" style:display-name="Связанная ячейка 3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6" style:display-name="Текст предупреждения 3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6" style:display-name="Хороший 3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7" style:display-name="20% - Акцент1 3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7" style:display-name="20% - Акцент2 3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7" style:display-name="20% - Акцент3 3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7" style:display-name="20% - Акцент4 3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7" style:display-name="20% - Акцент5 3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7" style:display-name="20% - Акцент6 3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7" style:display-name="40% - Акцент1 3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7" style:display-name="40% - Акцент2 3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7" style:display-name="40% - Акцент3 3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7" style:display-name="40% - Акцент4 3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7" style:display-name="40% - Акцент5 3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7" style:display-name="40% - Акцент6 3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7" style:display-name="60% - Акцент1 3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7" style:display-name="60% - Акцент2 3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7" style:display-name="60% - Акцент3 3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7" style:display-name="60% - Акцент4 3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7" style:display-name="60% - Акцент5 3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7" style:display-name="60% - Акцент6 3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7" style:display-name="Акцент1 3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7" style:display-name="Акцент2 3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7" style:display-name="Акцент3 3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7" style:display-name="Акцент4 3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7" style:display-name="Акцент5 3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7" style:display-name="Акцент6 3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7" style:display-name="Ввод  3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7" style:display-name="Вывод 3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7" style:display-name="Вычисление 3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7" style:display-name="Заголовок 1 3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7" style:display-name="Заголовок 2 3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7" style:display-name="Заголовок 3 3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7" style:display-name="Заголовок 4 3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7" style:display-name="Итог 3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7" style:display-name="Контрольная ячейка 3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7" style:display-name="Название 3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7" style:display-name="Нейтральный 3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7" style:display-name="Плохой 3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7" style:display-name="Пояснение 3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7" style:display-name="Примечание 3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7" style:display-name="Связанная ячейка 3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7" style:display-name="Текст предупреждения 3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7" style:display-name="Хороший 3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8" style:display-name="20% - Акцент1 3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8" style:display-name="20% - Акцент2 3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8" style:display-name="20% - Акцент3 3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8" style:display-name="20% - Акцент4 3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8" style:display-name="20% - Акцент5 3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8" style:display-name="20% - Акцент6 3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8" style:display-name="40% - Акцент1 3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8" style:display-name="40% - Акцент2 3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8" style:display-name="40% - Акцент3 3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8" style:display-name="40% - Акцент4 3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8" style:display-name="40% - Акцент5 3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8" style:display-name="40% - Акцент6 3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8" style:display-name="60% - Акцент1 3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8" style:display-name="60% - Акцент2 3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8" style:display-name="60% - Акцент3 3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8" style:display-name="60% - Акцент4 3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8" style:display-name="60% - Акцент5 3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8" style:display-name="60% - Акцент6 3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8" style:display-name="Акцент1 3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8" style:display-name="Акцент2 3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8" style:display-name="Акцент3 3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8" style:display-name="Акцент4 3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8" style:display-name="Акцент5 3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8" style:display-name="Акцент6 3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8" style:display-name="Ввод  3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8" style:display-name="Вывод 3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8" style:display-name="Вычисление 3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8" style:display-name="Заголовок 1 3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8" style:display-name="Заголовок 2 3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8" style:display-name="Заголовок 3 3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8" style:display-name="Заголовок 4 3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8" style:display-name="Итог 3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8" style:display-name="Контрольная ячейка 3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8" style:display-name="Название 3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8" style:display-name="Нейтральный 3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8" style:display-name="Плохой 3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8" style:display-name="Пояснение 3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8" style:display-name="Примечание 3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8" style:display-name="Связанная ячейка 3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8" style:display-name="Текст предупреждения 3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8" style:display-name="Хороший 3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9" style:display-name="20% - Акцент1 3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9" style:display-name="20% - Акцент2 3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9" style:display-name="20% - Акцент3 3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9" style:display-name="20% - Акцент4 3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9" style:display-name="20% - Акцент5 3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9" style:display-name="20% - Акцент6 3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9" style:display-name="40% - Акцент1 3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9" style:display-name="40% - Акцент2 3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9" style:display-name="40% - Акцент3 3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9" style:display-name="40% - Акцент4 3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9" style:display-name="40% - Акцент5 3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9" style:display-name="40% - Акцент6 3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9" style:display-name="60% - Акцент1 3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9" style:display-name="60% - Акцент2 3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9" style:display-name="60% - Акцент3 3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9" style:display-name="60% - Акцент4 3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9" style:display-name="60% - Акцент5 3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9" style:display-name="60% - Акцент6 3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9" style:display-name="Акцент1 3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9" style:display-name="Акцент2 3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9" style:display-name="Акцент3 3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9" style:display-name="Акцент4 3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9" style:display-name="Акцент5 3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9" style:display-name="Акцент6 3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9" style:display-name="Ввод  3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9" style:display-name="Вывод 3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9" style:display-name="Вычисление 3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9" style:display-name="Заголовок 1 3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9" style:display-name="Заголовок 2 3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9" style:display-name="Заголовок 3 3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9" style:display-name="Заголовок 4 3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9" style:display-name="Итог 3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9" style:display-name="Контрольная ячейка 3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9" style:display-name="Название 3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9" style:display-name="Нейтральный 3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9" style:display-name="Плохой 3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9" style:display-name="Пояснение 3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9" style:display-name="Примечание 3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9" style:display-name="Связанная ячейка 3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9" style:display-name="Текст предупреждения 3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9" style:display-name="Хороший 3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0" style:display-name="20% - Акцент1 4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0" style:display-name="20% - Акцент2 4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0" style:display-name="20% - Акцент3 4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0" style:display-name="20% - Акцент4 4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0" style:display-name="20% - Акцент5 4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0" style:display-name="20% - Акцент6 4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0" style:display-name="40% - Акцент1 4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0" style:display-name="40% - Акцент2 4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0" style:display-name="40% - Акцент3 4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0" style:display-name="40% - Акцент4 4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0" style:display-name="40% - Акцент5 4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0" style:display-name="40% - Акцент6 4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0" style:display-name="60% - Акцент1 4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0" style:display-name="60% - Акцент2 4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0" style:display-name="60% - Акцент3 4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0" style:display-name="60% - Акцент4 4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0" style:display-name="60% - Акцент5 4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0" style:display-name="60% - Акцент6 4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0" style:display-name="Акцент1 4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0" style:display-name="Акцент2 4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0" style:display-name="Акцент3 4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0" style:display-name="Акцент4 4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0" style:display-name="Акцент5 4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0" style:display-name="Акцент6 4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0" style:display-name="Ввод  4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0" style:display-name="Вывод 4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0" style:display-name="Вычисление 4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0" style:display-name="Заголовок 1 4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0" style:display-name="Заголовок 2 4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0" style:display-name="Заголовок 3 4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0" style:display-name="Заголовок 4 4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0" style:display-name="Итог 4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0" style:display-name="Контрольная ячейка 4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0" style:display-name="Название 4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0" style:display-name="Нейтральный 4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0" style:display-name="Плохой 4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0" style:display-name="Пояснение 4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0" style:display-name="Примечание 4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0" style:display-name="Связанная ячейка 4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0" style:display-name="Текст предупреждения 4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0" style:display-name="Хороший 4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1" style:display-name="20% - Акцент1 4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1" style:display-name="20% - Акцент2 4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1" style:display-name="20% - Акцент3 4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1" style:display-name="20% - Акцент4 4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1" style:display-name="20% - Акцент5 4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1" style:display-name="20% - Акцент6 4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1" style:display-name="40% - Акцент1 4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1" style:display-name="40% - Акцент2 4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1" style:display-name="40% - Акцент3 4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1" style:display-name="40% - Акцент4 4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1" style:display-name="40% - Акцент5 4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1" style:display-name="40% - Акцент6 4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1" style:display-name="60% - Акцент1 4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1" style:display-name="60% - Акцент2 4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1" style:display-name="60% - Акцент3 4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1" style:display-name="60% - Акцент4 4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1" style:display-name="60% - Акцент5 4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1" style:display-name="60% - Акцент6 4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1" style:display-name="Акцент1 4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1" style:display-name="Акцент2 4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1" style:display-name="Акцент3 4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1" style:display-name="Акцент4 4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1" style:display-name="Акцент5 4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1" style:display-name="Акцент6 4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1" style:display-name="Ввод  4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1" style:display-name="Вывод 4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1" style:display-name="Вычисление 4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1" style:display-name="Заголовок 1 4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1" style:display-name="Заголовок 2 4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1" style:display-name="Заголовок 3 4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1" style:display-name="Заголовок 4 4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1" style:display-name="Итог 4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1" style:display-name="Контрольная ячейка 4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1" style:display-name="Название 4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1" style:display-name="Нейтральный 4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1" style:display-name="Плохой 4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1" style:display-name="Пояснение 4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1" style:display-name="Примечание 4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1" style:display-name="Связанная ячейка 4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1" style:display-name="Текст предупреждения 4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1" style:display-name="Хороший 4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2" style:display-name="20% - Акцент1 4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2" style:display-name="20% - Акцент2 4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2" style:display-name="20% - Акцент3 4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2" style:display-name="20% - Акцент4 4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2" style:display-name="20% - Акцент5 4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2" style:display-name="20% - Акцент6 4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2" style:display-name="40% - Акцент1 4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2" style:display-name="40% - Акцент2 4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2" style:display-name="40% - Акцент3 4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2" style:display-name="40% - Акцент4 4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2" style:display-name="40% - Акцент5 4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2" style:display-name="40% - Акцент6 4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2" style:display-name="60% - Акцент1 4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2" style:display-name="60% - Акцент2 4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2" style:display-name="60% - Акцент3 4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2" style:display-name="60% - Акцент4 4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2" style:display-name="60% - Акцент5 4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2" style:display-name="60% - Акцент6 4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2" style:display-name="Акцент1 4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2" style:display-name="Акцент2 4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2" style:display-name="Акцент3 4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2" style:display-name="Акцент4 4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2" style:display-name="Акцент5 4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2" style:display-name="Акцент6 4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2" style:display-name="Ввод  4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2" style:display-name="Вывод 4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2" style:display-name="Вычисление 4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2" style:display-name="Заголовок 1 4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2" style:display-name="Заголовок 2 4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2" style:display-name="Заголовок 3 4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2" style:display-name="Заголовок 4 4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2" style:display-name="Итог 4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2" style:display-name="Контрольная ячейка 4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2" style:display-name="Название 4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2" style:display-name="Нейтральный 4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2" style:display-name="Плохой 4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2" style:display-name="Пояснение 4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2" style:display-name="Примечание 4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2" style:display-name="Связанная ячейка 4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2" style:display-name="Текст предупреждения 4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2" style:display-name="Хороший 4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3" style:display-name="20% - Акцент1 4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3" style:display-name="20% - Акцент2 4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3" style:display-name="20% - Акцент3 4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3" style:display-name="20% - Акцент4 4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3" style:display-name="20% - Акцент5 4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3" style:display-name="20% - Акцент6 4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3" style:display-name="40% - Акцент1 4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3" style:display-name="40% - Акцент2 4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3" style:display-name="40% - Акцент3 4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3" style:display-name="40% - Акцент4 4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3" style:display-name="40% - Акцент5 4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3" style:display-name="40% - Акцент6 4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3" style:display-name="60% - Акцент1 4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3" style:display-name="60% - Акцент2 4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3" style:display-name="60% - Акцент3 4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3" style:display-name="60% - Акцент4 4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3" style:display-name="60% - Акцент5 4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3" style:display-name="60% - Акцент6 4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3" style:display-name="Акцент1 4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3" style:display-name="Акцент2 4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3" style:display-name="Акцент3 4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3" style:display-name="Акцент4 4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3" style:display-name="Акцент5 4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3" style:display-name="Акцент6 4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3" style:display-name="Ввод  4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3" style:display-name="Вывод 4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3" style:display-name="Вычисление 4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3" style:display-name="Заголовок 1 4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3" style:display-name="Заголовок 2 4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3" style:display-name="Заголовок 3 4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3" style:display-name="Заголовок 4 4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3" style:display-name="Итог 4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3" style:display-name="Контрольная ячейка 4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3" style:display-name="Название 4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3" style:display-name="Нейтральный 4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3" style:display-name="Плохой 4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3" style:display-name="Пояснение 4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3" style:display-name="Примечание 4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3" style:display-name="Связанная ячейка 4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3" style:display-name="Текст предупреждения 4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3" style:display-name="Хороший 4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4" style:display-name="20% - Акцент1 4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4" style:display-name="20% - Акцент2 4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4" style:display-name="20% - Акцент3 4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4" style:display-name="20% - Акцент4 4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4" style:display-name="20% - Акцент5 4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4" style:display-name="20% - Акцент6 4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4" style:display-name="40% - Акцент1 4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4" style:display-name="40% - Акцент2 4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4" style:display-name="40% - Акцент3 4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4" style:display-name="40% - Акцент4 4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4" style:display-name="40% - Акцент5 4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4" style:display-name="40% - Акцент6 4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4" style:display-name="60% - Акцент1 4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4" style:display-name="60% - Акцент2 4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4" style:display-name="60% - Акцент3 4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4" style:display-name="60% - Акцент4 4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4" style:display-name="60% - Акцент5 4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4" style:display-name="60% - Акцент6 4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4" style:display-name="Акцент1 4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4" style:display-name="Акцент2 4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4" style:display-name="Акцент3 4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4" style:display-name="Акцент4 4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4" style:display-name="Акцент5 4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4" style:display-name="Акцент6 4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4" style:display-name="Ввод  4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4" style:display-name="Вывод 4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4" style:display-name="Вычисление 4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4" style:display-name="Заголовок 1 4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4" style:display-name="Заголовок 2 4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4" style:display-name="Заголовок 3 4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4" style:display-name="Заголовок 4 4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4" style:display-name="Итог 4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4" style:display-name="Контрольная ячейка 4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4" style:display-name="Название 4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4" style:display-name="Нейтральный 4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4" style:display-name="Плохой 4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4" style:display-name="Пояснение 4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4" style:display-name="Примечание 4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4" style:display-name="Связанная ячейка 4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4" style:display-name="Текст предупреждения 4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4" style:display-name="Хороший 4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5" style:display-name="20% - Акцент1 4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5" style:display-name="20% - Акцент2 4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5" style:display-name="20% - Акцент3 4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5" style:display-name="20% - Акцент4 4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5" style:display-name="20% - Акцент5 4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5" style:display-name="20% - Акцент6 4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5" style:display-name="40% - Акцент1 4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5" style:display-name="40% - Акцент2 4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5" style:display-name="40% - Акцент3 4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5" style:display-name="40% - Акцент4 4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5" style:display-name="40% - Акцент5 4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5" style:display-name="40% - Акцент6 4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5" style:display-name="60% - Акцент1 4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5" style:display-name="60% - Акцент2 4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5" style:display-name="60% - Акцент3 4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5" style:display-name="60% - Акцент4 4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5" style:display-name="60% - Акцент5 4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5" style:display-name="60% - Акцент6 4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5" style:display-name="Акцент1 4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5" style:display-name="Акцент2 4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5" style:display-name="Акцент3 4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5" style:display-name="Акцент4 4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5" style:display-name="Акцент5 4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5" style:display-name="Акцент6 4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5" style:display-name="Ввод  4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5" style:display-name="Вывод 4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5" style:display-name="Вычисление 4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5" style:display-name="Заголовок 1 4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5" style:display-name="Заголовок 2 4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5" style:display-name="Заголовок 3 4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5" style:display-name="Заголовок 4 4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5" style:display-name="Итог 4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5" style:display-name="Контрольная ячейка 4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5" style:display-name="Название 4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5" style:display-name="Нейтральный 4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5" style:display-name="Плохой 4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5" style:display-name="Пояснение 4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5" style:display-name="Примечание 4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5" style:display-name="Связанная ячейка 4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5" style:display-name="Текст предупреждения 4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5" style:display-name="Хороший 4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6" style:display-name="20% - Акцент1 4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6" style:display-name="20% - Акцент2 4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6" style:display-name="20% - Акцент3 4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6" style:display-name="20% - Акцент4 4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6" style:display-name="20% - Акцент5 4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6" style:display-name="20% - Акцент6 4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6" style:display-name="40% - Акцент1 4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6" style:display-name="40% - Акцент2 4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6" style:display-name="40% - Акцент3 4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6" style:display-name="40% - Акцент4 4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6" style:display-name="40% - Акцент5 4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6" style:display-name="40% - Акцент6 4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6" style:display-name="60% - Акцент1 4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6" style:display-name="60% - Акцент2 4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6" style:display-name="60% - Акцент3 4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6" style:display-name="60% - Акцент4 4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6" style:display-name="60% - Акцент5 4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6" style:display-name="60% - Акцент6 4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6" style:display-name="Акцент1 4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6" style:display-name="Акцент2 4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6" style:display-name="Акцент3 4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6" style:display-name="Акцент4 4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6" style:display-name="Акцент5 4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6" style:display-name="Акцент6 4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6" style:display-name="Ввод  4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6" style:display-name="Вывод 4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6" style:display-name="Вычисление 4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6" style:display-name="Заголовок 1 4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6" style:display-name="Заголовок 2 4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6" style:display-name="Заголовок 3 4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6" style:display-name="Заголовок 4 4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6" style:display-name="Итог 4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6" style:display-name="Контрольная ячейка 4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6" style:display-name="Название 4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6" style:display-name="Нейтральный 4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6" style:display-name="Плохой 4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6" style:display-name="Пояснение 4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6" style:display-name="Примечание 4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6" style:display-name="Связанная ячейка 4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6" style:display-name="Текст предупреждения 4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6" style:display-name="Хороший 4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7" style:display-name="20% - Акцент1 4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7" style:display-name="20% - Акцент2 4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7" style:display-name="20% - Акцент3 4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7" style:display-name="20% - Акцент4 4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7" style:display-name="20% - Акцент5 4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7" style:display-name="20% - Акцент6 4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7" style:display-name="40% - Акцент1 4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7" style:display-name="40% - Акцент2 4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7" style:display-name="40% - Акцент3 4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7" style:display-name="40% - Акцент4 4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7" style:display-name="40% - Акцент5 4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7" style:display-name="40% - Акцент6 4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7" style:display-name="60% - Акцент1 4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7" style:display-name="60% - Акцент2 4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7" style:display-name="60% - Акцент3 4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7" style:display-name="60% - Акцент4 4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7" style:display-name="60% - Акцент5 4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7" style:display-name="60% - Акцент6 4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7" style:display-name="Акцент1 4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7" style:display-name="Акцент2 4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7" style:display-name="Акцент3 4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7" style:display-name="Акцент4 4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7" style:display-name="Акцент5 4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7" style:display-name="Акцент6 4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7" style:display-name="Ввод  4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7" style:display-name="Вывод 4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7" style:display-name="Вычисление 4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7" style:display-name="Заголовок 1 4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7" style:display-name="Заголовок 2 4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7" style:display-name="Заголовок 3 4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7" style:display-name="Заголовок 4 4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7" style:display-name="Итог 4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7" style:display-name="Контрольная ячейка 4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7" style:display-name="Название 4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7" style:display-name="Нейтральный 4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7" style:display-name="Плохой 4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7" style:display-name="Пояснение 4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7" style:display-name="Примечание 4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7" style:display-name="Связанная ячейка 4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7" style:display-name="Текст предупреждения 4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7" style:display-name="Хороший 4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8" style:display-name="20% - Акцент1 4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8" style:display-name="20% - Акцент2 4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8" style:display-name="20% - Акцент3 4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8" style:display-name="20% - Акцент4 4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8" style:display-name="20% - Акцент5 4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8" style:display-name="20% - Акцент6 4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8" style:display-name="40% - Акцент1 4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8" style:display-name="40% - Акцент2 4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8" style:display-name="40% - Акцент3 4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8" style:display-name="40% - Акцент4 4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8" style:display-name="40% - Акцент5 4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8" style:display-name="40% - Акцент6 4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8" style:display-name="60% - Акцент1 4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8" style:display-name="60% - Акцент2 4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8" style:display-name="60% - Акцент3 4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8" style:display-name="60% - Акцент4 4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8" style:display-name="60% - Акцент5 4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8" style:display-name="60% - Акцент6 4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8" style:display-name="Акцент1 4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8" style:display-name="Акцент2 4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8" style:display-name="Акцент3 4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8" style:display-name="Акцент4 4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8" style:display-name="Акцент5 4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8" style:display-name="Акцент6 4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8" style:display-name="Ввод  4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8" style:display-name="Вывод 4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8" style:display-name="Вычисление 4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8" style:display-name="Заголовок 1 4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8" style:display-name="Заголовок 2 4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8" style:display-name="Заголовок 3 4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8" style:display-name="Заголовок 4 4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8" style:display-name="Итог 4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8" style:display-name="Контрольная ячейка 4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8" style:display-name="Название 4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8" style:display-name="Нейтральный 4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8" style:display-name="Плохой 4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8" style:display-name="Пояснение 4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8" style:display-name="Примечание 4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8" style:display-name="Связанная ячейка 4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8" style:display-name="Текст предупреждения 4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8" style:display-name="Хороший 4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9" style:display-name="20% - Акцент1 4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9" style:display-name="20% - Акцент2 4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9" style:display-name="20% - Акцент3 4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9" style:display-name="20% - Акцент4 4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9" style:display-name="20% - Акцент5 4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9" style:display-name="20% - Акцент6 4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9" style:display-name="40% - Акцент1 4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9" style:display-name="40% - Акцент2 4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9" style:display-name="40% - Акцент3 4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9" style:display-name="40% - Акцент4 4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9" style:display-name="40% - Акцент5 4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9" style:display-name="40% - Акцент6 4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9" style:display-name="60% - Акцент1 4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9" style:display-name="60% - Акцент2 4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9" style:display-name="60% - Акцент3 4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9" style:display-name="60% - Акцент4 4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9" style:display-name="60% - Акцент5 4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9" style:display-name="60% - Акцент6 4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9" style:display-name="Акцент1 4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9" style:display-name="Акцент2 4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9" style:display-name="Акцент3 4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9" style:display-name="Акцент4 4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9" style:display-name="Акцент5 4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9" style:display-name="Акцент6 4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9" style:display-name="Ввод  4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9" style:display-name="Вывод 4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9" style:display-name="Вычисление 4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9" style:display-name="Заголовок 1 4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9" style:display-name="Заголовок 2 4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9" style:display-name="Заголовок 3 4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9" style:display-name="Заголовок 4 4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9" style:display-name="Итог 4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9" style:display-name="Контрольная ячейка 4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9" style:display-name="Название 4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9" style:display-name="Нейтральный 4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9" style:display-name="Плохой 4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9" style:display-name="Пояснение 4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9" style:display-name="Примечание 4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9" style:display-name="Связанная ячейка 4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9" style:display-name="Текст предупреждения 4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9" style:display-name="Хороший 4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50" style:display-name="20% - Акцент1 5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50" style:display-name="20% - Акцент2 5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50" style:display-name="20% - Акцент3 5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50" style:display-name="20% - Акцент4 5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50" style:display-name="20% - Акцент5 5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50" style:display-name="20% - Акцент6 5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50" style:display-name="40% - Акцент1 5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50" style:display-name="40% - Акцент2 5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50" style:display-name="40% - Акцент3 5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50" style:display-name="40% - Акцент4 5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50" style:display-name="40% - Акцент5 5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50" style:display-name="40% - Акцент6 5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50" style:display-name="60% - Акцент1 5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50" style:display-name="60% - Акцент2 5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50" style:display-name="60% - Акцент3 5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50" style:display-name="60% - Акцент4 5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50" style:display-name="60% - Акцент5 5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50" style:display-name="60% - Акцент6 5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50" style:display-name="Акцент1 5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50" style:display-name="Акцент2 5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50" style:display-name="Акцент3 5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50" style:display-name="Акцент4 5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50" style:display-name="Акцент5 5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50" style:display-name="Акцент6 5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50" style:display-name="Ввод  5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50" style:display-name="Вывод 5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50" style:display-name="Вычисление 5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50" style:display-name="Заголовок 1 5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50" style:display-name="Заголовок 2 5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50" style:display-name="Заголовок 3 5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50" style:display-name="Заголовок 4 5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50" style:display-name="Итог 5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50" style:display-name="Контрольная ячейка 5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50" style:display-name="Название 5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50" style:display-name="Нейтральный 5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50" style:display-name="Плохой 5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50" style:display-name="Пояснение 5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50" style:display-name="Примечание 5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50" style:display-name="Связанная ячейка 5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50" style:display-name="Текст предупреждения 5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50" style:display-name="Хороший 5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51" style:display-name="20% - Акцент1 5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51" style:display-name="20% - Акцент2 5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51" style:display-name="20% - Акцент3 5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51" style:display-name="20% - Акцент4 5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51" style:display-name="20% - Акцент5 5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51" style:display-name="20% - Акцент6 5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51" style:display-name="40% - Акцент1 5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51" style:display-name="40% - Акцент2 5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51" style:display-name="40% - Акцент3 5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51" style:display-name="40% - Акцент4 5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51" style:display-name="40% - Акцент5 5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51" style:display-name="40% - Акцент6 5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51" style:display-name="60% - Акцент1 5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51" style:display-name="60% - Акцент2 5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51" style:display-name="60% - Акцент3 5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51" style:display-name="60% - Акцент4 5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51" style:display-name="60% - Акцент5 5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51" style:display-name="60% - Акцент6 5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51" style:display-name="Акцент1 5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51" style:display-name="Акцент2 5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51" style:display-name="Акцент3 5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51" style:display-name="Акцент4 5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51" style:display-name="Акцент5 5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51" style:display-name="Акцент6 5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51" style:display-name="Ввод  5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51" style:display-name="Вывод 5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51" style:display-name="Вычисление 5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51" style:display-name="Заголовок 1 5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51" style:display-name="Заголовок 2 5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51" style:display-name="Заголовок 3 5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51" style:display-name="Заголовок 4 5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51" style:display-name="Итог 5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51" style:display-name="Контрольная ячейка 5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51" style:display-name="Название 5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51" style:display-name="Нейтральный 5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51" style:display-name="Плохой 5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51" style:display-name="Пояснение 5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51" style:display-name="Примечание 5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51" style:display-name="Связанная ячейка 5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51" style:display-name="Текст предупреждения 5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51" style:display-name="Хороший 5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22.10.2013</text:date>, <text:time>15:5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P_20_operations" style:display-name="PageStyle_CAP oper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1_20_1" style:display-name="PageStyle_Лист1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" style:display-name="PageStyle_Лист1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" style:display-name="PageStyle_Лист1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" style:display-name="PageStyle_Лист1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5" style:display-name="PageStyle_Лист1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6" style:display-name="PageStyle_Лист1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7" style:display-name="PageStyle_Лист1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8" style:display-name="PageStyle_Лист1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9" style:display-name="PageStyle_Лист1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0" style:display-name="PageStyle_Лист1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1" style:display-name="PageStyle_Лист1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2" style:display-name="PageStyle_Лист1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3" style:display-name="PageStyle_Лист1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4" style:display-name="PageStyle_Лист1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5" style:display-name="PageStyle_Лист1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6" style:display-name="PageStyle_Лист1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7" style:display-name="PageStyle_Лист1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8" style:display-name="PageStyle_Лист1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9" style:display-name="PageStyle_Лист1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0" style:display-name="PageStyle_Лист1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1" style:display-name="PageStyle_Лист1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2" style:display-name="PageStyle_Лист1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3" style:display-name="PageStyle_Лист1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4" style:display-name="PageStyle_Лист1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5" style:display-name="PageStyle_Лист1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6" style:display-name="PageStyle_Лист1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7" style:display-name="PageStyle_Лист1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8" style:display-name="PageStyle_Лист1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9" style:display-name="PageStyle_Лист1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0" style:display-name="PageStyle_Лист1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1" style:display-name="PageStyle_Лист1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2" style:display-name="PageStyle_Лист1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3" style:display-name="PageStyle_Лист1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4" style:display-name="PageStyle_Лист1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5" style:display-name="PageStyle_Лист1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6" style:display-name="PageStyle_Лист1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7" style:display-name="PageStyle_Лист1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8" style:display-name="PageStyle_Лист1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9" style:display-name="PageStyle_Лист1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0" style:display-name="PageStyle_Лист1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1" style:display-name="PageStyle_Лист1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2" style:display-name="PageStyle_Лист1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3" style:display-name="PageStyle_Лист1 4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4" style:display-name="PageStyle_Лист1 4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5" style:display-name="PageStyle_Лист1 4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6" style:display-name="PageStyle_Лист1 4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7" style:display-name="PageStyle_Лист1 4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8" style:display-name="PageStyle_Лист1 4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9" style:display-name="PageStyle_Лист1 4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50" style:display-name="PageStyle_Лист1 50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 Bhayani</meta:initial-creator>
    <meta:creation-date>2011-11-17T09:55:32</meta:creation-date>
    <dc:date>2013-10-22T15:56:39.98</dc:date>
    <meta:editing-duration>P6DT4H47M25S</meta:editing-duration>
    <meta:editing-cycles>596</meta:editing-cycles>
    <meta:generator>OpenOffice.org/3.4.1$Win32 OpenOffice.org_project/341m1$Build-9593</meta:generator>
    <meta:document-statistic meta:table-count="2" meta:cell-count="842" meta:object-count="0"/>
    <meta:user-defined meta:name="Поле 1"/>
    <meta:user-defined meta:name="Поле 2"/>
    <meta:user-defined meta:name="Поле 3"/>
    <meta:user-defined meta:name="Поле 4"/>
  </office:meta>
</office:document-meta>
</file>